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5.45cm"/>
    </style:style>
    <style:style style:name="co4" style:family="table-column">
      <style:table-column-properties fo:break-before="auto" style:column-width="12.778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588cm"/>
    </style:style>
    <style:style style:name="co8" style:family="table-column">
      <style:table-column-properties fo:break-before="auto" style:column-width="2.806cm"/>
    </style:style>
    <style:style style:name="co9" style:family="table-column">
      <style:table-column-properties fo:break-before="auto" style:column-width="2.97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2.455cm"/>
    </style:style>
    <style:style style:name="co12" style:family="table-column">
      <style:table-column-properties fo:break-before="auto" style:column-width="2.219cm"/>
    </style:style>
    <style:style style:name="co13" style:family="table-column">
      <style:table-column-properties fo:break-before="auto" style:column-width="2.1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3.166cm"/>
    </style:style>
    <style:style style:name="co16" style:family="table-column">
      <style:table-column-properties fo:break-before="auto" style:column-width="2.67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Données_20_">
      <style:table-properties table:display="true" style:writing-mode="lr-tb"/>
    </style:style>
    <style:style style:name="ta2" style:family="table" style:master-page-name="PageStyle_5f_Diagrammes">
      <style:table-properties table:display="false" style:writing-mode="lr-tb"/>
    </style:style>
    <style:style style:name="ta3" style:family="table" style:master-page-name="PageStyle_5f_Tableau_20_de_20_bord">
      <style:table-properties table:display="true" style:writing-mode="lr-tb"/>
    </style:style>
    <number:number-style style:name="N8001" number:language="fr" number:country="FR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" style:family="table-cell" style:parent-style-name="Excel_20_Built-in_20_Normal"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1" style:base-cell-address="'Données '.A1"/>
    </style:style>
    <style:style style:name="ce1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ackground-color="transparent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transparent"/>
      <style:map style:condition="cell-content()=0" style:apply-style-name="ConditionalStyle_5f_1" style:base-cell-address="'Données '.A1"/>
    </style:style>
    <style:style style:name="ce15" style:family="table-cell" style:parent-style-name="Excel_20_Built-in_20_Normal">
      <style:table-cell-properties fo:border-bottom="none" style:diagonal-bl-tr="none" style:diagonal-tl-br="none" fo:background-color="transparent" fo:border-left="0.035cm solid #558ed5" fo:border-right="none" style:rotation-align="none" fo:border-top="0.035cm solid #558ed5"/>
      <style:map style:condition="cell-content()=0" style:apply-style-name="ConditionalStyle_5f_1" style:base-cell-address="'Données '.A1"/>
    </style:style>
    <style:style style:name="ce16" style:family="table-cell" style:parent-style-name="Excel_20_Built-in_20_Normal">
      <style:table-cell-properties fo:border-bottom="0.141cm solid #558ed5" style:diagonal-bl-tr="none" style:diagonal-tl-br="none" fo:background-color="transparent" fo:border-left="0.141cm solid #558ed5" fo:border-right="none" style:rotation-align="none" fo:border-top="0.141cm solid #558ed5"/>
      <style:map style:condition="cell-content()=0" style:apply-style-name="ConditionalStyle_5f_1" style:base-cell-address="'Données '.A1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9" style:family="table-cell" style:parent-style-name="Excel_20_Built-in_20_Normal">
      <style:table-cell-properties fo:border-bottom="none" fo:background-color="#ccc1da" style:diagonal-bl-tr="none" style:diagonal-tl-br="none" fo:border-left="0.035cm solid #000000" fo:border-right="none" style:rotation-align="none" fo:border-top="none"/>
    </style:style>
    <style:style style:name="ce20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none" style:rotation-align="none" fo:border-top="none"/>
    </style:style>
    <style:style style:name="ce21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22" style:family="table-cell" style:parent-style-name="Excel_20_Built-in_20_Percen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f81b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Percent" style:data-style-name="N800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Percent" style:data-style-name="N8001">
      <style:table-cell-properties fo:border-bottom="0.141cm solid #558ed5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141cm solid #558ed5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 style:data-style-name="N800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d9d9d9"/>
    </style:style>
    <style:style style:name="ce2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30" style:family="table-cell" style:parent-style-name="Excel_20_Built-in_20_Normal">
      <style:table-cell-properties style:diagonal-bl-tr="none" style:diagonal-tl-br="none" style:rotation-align="none"/>
    </style:style>
    <style:style style:name="ce3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2" style:family="table-cell" style:parent-style-name="Excel_20_Built-in_20_Percent" style:data-style-name="N8000">
      <style:table-cell-properties fo:background-color="#d9d9d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" style:base-cell-address="'Données '.A1"/>
    </style:style>
    <style:style style:name="ce33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141cm solid 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558ed5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 style:data-style-name="N8001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 style:data-style-name="N8010">
      <style:table-cell-properties fo:background-color="#d9d9d9"/>
    </style:style>
    <style:style style:name="ce39" style:family="table-cell" style:parent-style-name="Excel_20_Built-in_20_Percent">
      <style:table-cell-properties fo:background-color="#d9d9d9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8010">
      <style:table-cell-properties fo:border-bottom="none" fo:background-color="#00b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1" style:family="table-cell" style:parent-style-name="Excel_20_Built-in_20_Percent">
      <style:table-cell-properties fo:border-bottom="none" fo:background-color="#ccc1da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 style:data-style-name="N8010">
      <style:table-cell-properties fo:border-bottom="none" fo:background-color="#dce6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3" style:family="table-cell" style:parent-style-name="Excel_20_Built-in_20_Normal" style:data-style-name="N8010">
      <style:table-cell-properties fo:border-bottom="0.035cm solid #000000" fo:background-color="#c4bd9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4" style:family="table-cell" style:parent-style-name="Excel_20_Built-in_20_Normal" style:data-style-name="N8010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" style:family="table-cell" style:parent-style-name="Excel_20_Built-in_20_Normal" style:data-style-name="N8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 style:data-style-name="N801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558ed5" style:rotation-angle="0" style:rotation-align="none" style:shrink-to-fit="false" fo:border-top="0.035cm solid #558ed5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141cm solid #558ed5" style:diagonal-bl-tr="none" style:diagonal-tl-br="none" style:text-align-source="fix" style:repeat-content="false" fo:wrap-option="no-wrap" fo:border-left="none" style:direction="ltr" fo:border-right="0.141cm solid #558ed5" style:rotation-angle="0" style:rotation-align="none" style:shrink-to-fit="false" fo:border-top="0.141cm solid #558ed5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 style:data-style-name="N8001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 style:data-style-name="N8001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4" style:family="table-cell" style:parent-style-name="Excel_20_Built-in_20_Percen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 style:data-style-name="N801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0" style:family="table-cell" style:parent-style-name="Excel_20_Built-in_20_Percen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 style:data-style-name="N801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Excel_20_Built-in_20_Percen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Percent" style:data-style-name="N8000">
      <style:table-cell-properties fo:border-bottom="0.141cm solid #558ed5" style:cell-protect="protected" style:print-content="true" style:diagonal-bl-tr="none" style:diagonal-tl-br="none" style:text-align-source="fix" style:repeat-content="false" fo:background-color="transparent" fo:wrap-option="no-wrap" fo:border-left="0.141cm solid #558ed5" style:direction="ltr" fo:border-right="none" style:rotation-angle="0" style:rotation-align="none" style:shrink-to-fit="false" fo:border-top="0.141cm solid #558ed5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0.141cm solid #558ed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141cm solid #558ed5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Percen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Percen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Percent">
      <style:table-cell-properties fo:border-bottom="0.141cm solid #558ed5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141cm solid #558ed5" style:rotation-angle="0" style:rotation-align="none" style:shrink-to-fit="false" fo:border-top="0.141cm solid #558ed5" style:vertical-align="middle"/>
      <style:paragraph-properties fo:text-align="center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1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rmal">
      <style:table-cell-properties fo:background-color="#d7e4bd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Percent">
      <style:table-cell-properties fo:background-color="#d9d9d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>
      <style:table-cell-properties fo:background-color="#e6b9b8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 style:data-style-name="N8010"/>
    <style:style style:name="ce7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ackground-color="#b9cde5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Percent" style:data-style-name="N8000">
      <style:table-cell-properties fo:background-color="#d9d9d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" style:base-cell-address="'Données '.A1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 style:data-style-name="N8010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ackground-color="#d9d9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Percen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Excel_20_Built-in_20_Normal" style:data-style-name="N8001">
      <style:table-cell-properties fo:background-color="#d9d9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Percent" style:data-style-name="N8001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Excel_20_Built-in_20_Percent" style:data-style-name="N8000">
      <style:table-cell-properties fo:background-color="#d9d9d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onnées 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2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" table:number-columns-repeated="5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2" table:number-columns-repeated="1001" table:default-cell-style-name="Excel_20_Built-in_20_Normal"/>
        <table:table-row table:style-name="ro1">
          <table:table-cell table:style-name="ce1" office:value-type="string">
            <text:p>PERIMETRE DU PROJET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>
            <text:p>Modules</text:p>
          </table:table-cell>
          <table:table-cell table:style-name="ce3" office:value-type="string">
            <text:p>Exigences</text:p>
          </table:table-cell>
          <table:table-cell table:style-name="ce3" office:value-type="string">
            <text:p>Taille</text:p>
          </table:table-cell>
          <table:table-cell table:style-name="ce11" office:value-type="string">
            <text:p>Valide</text:p>
          </table:table-cell>
          <table:table-cell table:style-name="ce11" office:value-type="string">
            <text:p>Testé</text:p>
          </table:table-cell>
          <table:table-cell table:style-name="ce11" office:value-type="string">
            <text:p>Conforme</text:p>
          </table:table-cell>
          <table:table-cell table:style-name="ce11" office:value-type="string">
            <text:p>Non Conforme</text:p>
          </table:table-cell>
          <table:table-cell table:style-name="ce53" office:value-type="string">
            <text:p>Conf (taille)</text:p>
          </table:table-cell>
          <table:table-cell table:style-name="ce59" office:value-type="string">
            <text:p>Non C (taille)</text:p>
          </table:table-cell>
          <table:table-cell table:number-columns-repeated="5"/>
          <table:table-cell table:style-name="ce74"/>
          <table:table-cell table:number-columns-repeated="3"/>
          <table:table-cell table:style-name="ce8"/>
          <table:table-cell table:style-name="ce81"/>
          <table:table-cell table:style-name="ce74"/>
          <table:table-cell table:number-columns-repeated="1001"/>
        </table:table-row>
        <table:table-row table:style-name="ro2" table:visibility="filter">
          <table:table-cell/>
          <table:table-cell table:style-name="ce4"/>
          <table:table-cell table:style-name="ce7" office:value-type="string">
            <text:p>Recherche</text:p>
          </table:table-cell>
          <table:table-cell table:style-name="ce12" office:value-type="string">
            <text:p>Réaliser une recherche simple</text:p>
          </table:table-cell>
          <table:table-cell table:style-name="ce22" office:value-type="float" office:value="1">
            <text:p>1</text:p>
          </table:table-cell>
          <table:table-cell table:style-name="ce32" table:formula="of:=[$'Données '.S22]" office:value-type="float" office:value="1">
            <text:p>1</text:p>
          </table:table-cell>
          <table:table-cell table:style-name="ce44" table:formula="of:=SUM([$'Données '.O22:.Q22])" office:value-type="percentage" office:value="0">
            <text:p>0%</text:p>
          </table:table-cell>
          <table:table-cell table:style-name="ce44" table:formula="of:=[$'Données '.O22]+[$'Données '.Q22]" office:value-type="percentage" office:value="0">
            <text:p>0%</text:p>
          </table:table-cell>
          <table:table-cell table:style-name="ce44" table:formula="of:=[$'Données '.P22]+[$'Données '.R22]" office:value-type="percentage" office:value="1">
            <text:p>100%</text:p>
          </table:table-cell>
          <table:table-cell table:style-name="ce54" table:formula="of:=[.H4]*[.$E4]" office:value-type="percentage" office:value="0">
            <text:p>0%</text:p>
          </table:table-cell>
          <table:table-cell table:style-name="ce60" table:formula="of:=[.I4]*[.$E4]" office:value-type="percentage" office:value="1">
            <text:p>100%</text:p>
          </table:table-cell>
          <table:table-cell table:number-columns-repeated="5"/>
          <table:table-cell table:style-name="ce75"/>
          <table:table-cell table:number-columns-repeated="3"/>
          <table:table-cell table:style-name="ce8"/>
          <table:table-cell table:style-name="ce81"/>
          <table:table-cell table:style-name="ce74"/>
          <table:table-cell table:number-columns-repeated="1001"/>
        </table:table-row>
        <table:table-row table:style-name="ro2" table:visibility="filter">
          <table:table-cell/>
          <table:table-cell table:style-name="ce4"/>
          <table:table-cell table:style-name="ce7"/>
          <table:table-cell table:style-name="ce12" office:value-type="string">
            <text:p>Réaliser une recherche avancée</text:p>
          </table:table-cell>
          <table:table-cell table:style-name="ce22" office:value-type="float" office:value="2">
            <text:p>2</text:p>
          </table:table-cell>
          <table:table-cell table:style-name="ce32" table:formula="of:=[$'Données '.S23]" office:value-type="float" office:value="1">
            <text:p>1</text:p>
          </table:table-cell>
          <table:table-cell table:style-name="ce44" table:formula="of:=SUM([$'Données '.O23:.Q23])" office:value-type="percentage" office:value="0">
            <text:p>0%</text:p>
          </table:table-cell>
          <table:table-cell table:style-name="ce44" table:formula="of:=[$'Données '.O23]+[$'Données '.Q23]" office:value-type="percentage" office:value="0">
            <text:p>0%</text:p>
          </table:table-cell>
          <table:table-cell table:style-name="ce44" table:formula="of:=[$'Données '.P23]+[$'Données '.R23]" office:value-type="percentage" office:value="1">
            <text:p>100%</text:p>
          </table:table-cell>
          <table:table-cell table:style-name="ce54" table:formula="of:=[.H5]*[.$E5]" office:value-type="percentage" office:value="0">
            <text:p>0%</text:p>
          </table:table-cell>
          <table:table-cell table:style-name="ce60" table:formula="of:=[.I5]*[.$E5]" office:value-type="percentage" office:value="2">
            <text:p>200%</text:p>
          </table:table-cell>
          <table:table-cell table:number-columns-repeated="5"/>
          <table:table-cell table:style-name="ce74"/>
          <table:table-cell table:number-columns-repeated="3"/>
          <table:table-cell table:style-name="ce8"/>
          <table:table-cell table:style-name="ce81"/>
          <table:table-cell table:style-name="ce74"/>
          <table:table-cell table:number-columns-repeated="1001"/>
        </table:table-row>
        <table:table-row table:style-name="ro2" table:visibility="filter">
          <table:table-cell/>
          <table:table-cell table:style-name="ce4"/>
          <table:table-cell table:style-name="ce7" office:value-type="string">
            <text:p>Gestion des comptes</text:p>
          </table:table-cell>
          <table:table-cell table:style-name="ce12" office:value-type="string">
            <text:p>S'inscrire</text:p>
          </table:table-cell>
          <table:table-cell table:style-name="ce22" office:value-type="float" office:value="1">
            <text:p>1</text:p>
          </table:table-cell>
          <table:table-cell table:style-name="ce32" table:formula="of:=[$'Données '.S24]" office:value-type="float" office:value="1">
            <text:p>1</text:p>
          </table:table-cell>
          <table:table-cell table:style-name="ce44" table:formula="of:=SUM([$'Données '.O24:.Q24])" office:value-type="percentage" office:value="0">
            <text:p>0%</text:p>
          </table:table-cell>
          <table:table-cell table:style-name="ce44" table:formula="of:=[$'Données '.O24]+[$'Données '.Q24]" office:value-type="percentage" office:value="0">
            <text:p>0%</text:p>
          </table:table-cell>
          <table:table-cell table:style-name="ce44" table:formula="of:=[$'Données '.P24]+[$'Données '.R24]" office:value-type="percentage" office:value="1">
            <text:p>100%</text:p>
          </table:table-cell>
          <table:table-cell table:style-name="ce54" table:formula="of:=[.H6]*[.$E6]" office:value-type="percentage" office:value="0">
            <text:p>0%</text:p>
          </table:table-cell>
          <table:table-cell table:style-name="ce60" table:formula="of:=[.I6]*[.$E6]" office:value-type="percentage" office:value="1">
            <text:p>100%</text:p>
          </table:table-cell>
          <table:table-cell table:number-columns-repeated="5"/>
          <table:table-cell table:style-name="ce75"/>
          <table:table-cell table:number-columns-repeated="3"/>
          <table:table-cell table:style-name="ce8"/>
          <table:table-cell table:style-name="ce81"/>
          <table:table-cell table:style-name="ce74"/>
          <table:table-cell table:number-columns-repeated="1001"/>
        </table:table-row>
        <table:table-row table:style-name="ro2" table:visibility="filter">
          <table:table-cell/>
          <table:table-cell table:style-name="ce4"/>
          <table:table-cell table:style-name="ce7"/>
          <table:table-cell table:style-name="ce12" office:value-type="string">
            <text:p>Devenir hôte</text:p>
          </table:table-cell>
          <table:table-cell table:style-name="ce22" office:value-type="float" office:value="1">
            <text:p>1</text:p>
          </table:table-cell>
          <table:table-cell table:style-name="ce32" table:formula="of:=[$'Données '.S25]" office:value-type="float" office:value="1">
            <text:p>1</text:p>
          </table:table-cell>
          <table:table-cell table:style-name="ce44" table:formula="of:=SUM([$'Données '.O25:.Q25])" office:value-type="percentage" office:value="0">
            <text:p>0%</text:p>
          </table:table-cell>
          <table:table-cell table:style-name="ce44" table:formula="of:=$'données '.o#ref !+$'données '.q#ref !" office:value-type="string" office:string-value="Err :520">
            <text:p>Err :520</text:p>
          </table:table-cell>
          <table:table-cell table:style-name="ce44" table:formula="of:=$'données '.p#ref !+$'données '.r#ref !" office:value-type="string" office:string-value="Err :520">
            <text:p>Err :520</text:p>
          </table:table-cell>
          <table:table-cell table:style-name="ce54" table:formula="of:=[.H7]*[.$E7]" office:value-type="percentage" office:value="0">
            <text:p>Err :520</text:p>
          </table:table-cell>
          <table:table-cell table:style-name="ce60" table:formula="of:=[.I7]*[.$E7]" office:value-type="percentage" office:value="0">
            <text:p>Err :520</text:p>
          </table:table-cell>
          <table:table-cell table:number-columns-repeated="5"/>
          <table:table-cell table:style-name="ce75"/>
          <table:table-cell table:number-columns-repeated="1007"/>
        </table:table-row>
        <table:table-row table:style-name="ro2" table:visibility="filter">
          <table:table-cell/>
          <table:table-cell table:style-name="ce4"/>
          <table:table-cell table:style-name="ce7"/>
          <table:table-cell table:style-name="ce12" office:value-type="string">
            <text:p>Se connecter</text:p>
          </table:table-cell>
          <table:table-cell table:style-name="ce22" office:value-type="float" office:value="3">
            <text:p>3</text:p>
          </table:table-cell>
          <table:table-cell table:style-name="ce32" table:formula="of:=[$'Données '.S26]" office:value-type="float" office:value="1">
            <text:p>1</text:p>
          </table:table-cell>
          <table:table-cell table:style-name="ce44" table:formula="of:=SUM([$'Données '.O26:.Q26])" office:value-type="percentage" office:value="0">
            <text:p>0%</text:p>
          </table:table-cell>
          <table:table-cell table:style-name="ce44" table:formula="of:=[$'Données '.O25]+[$'Données '.Q25]" office:value-type="percentage" office:value="0">
            <text:p>0%</text:p>
          </table:table-cell>
          <table:table-cell table:style-name="ce44" table:formula="of:=[$'Données '.P25]+[$'Données '.R25]" office:value-type="percentage" office:value="1">
            <text:p>100%</text:p>
          </table:table-cell>
          <table:table-cell table:style-name="ce54" table:formula="of:=[.H8]*[.$E8]" office:value-type="percentage" office:value="0">
            <text:p>0%</text:p>
          </table:table-cell>
          <table:table-cell table:style-name="ce60" table:formula="of:=[.I8]*[.$E8]" office:value-type="percentage" office:value="3">
            <text:p>300%</text:p>
          </table:table-cell>
          <table:table-cell table:number-columns-repeated="5"/>
          <table:table-cell table:style-name="ce74"/>
          <table:table-cell table:number-columns-repeated="3"/>
          <table:table-cell table:style-name="ce8"/>
          <table:table-cell table:style-name="ce81"/>
          <table:table-cell table:style-name="ce74"/>
          <table:table-cell table:number-columns-repeated="1001"/>
        </table:table-row>
        <table:table-row table:style-name="ro2" table:visibility="filter">
          <table:table-cell/>
          <table:table-cell table:style-name="ce4"/>
          <table:table-cell table:style-name="ce7"/>
          <table:table-cell table:style-name="ce12" office:value-type="string">
            <text:p>Regénérer son mot de passe</text:p>
          </table:table-cell>
          <table:table-cell table:style-name="ce22" office:value-type="float" office:value="1">
            <text:p>1</text:p>
          </table:table-cell>
          <table:table-cell table:style-name="ce32" table:formula="of:=[$'Données '.S27]" office:value-type="float" office:value="1">
            <text:p>1</text:p>
          </table:table-cell>
          <table:table-cell table:style-name="ce44" table:formula="of:=SUM([$'Données '.O27:.Q27])" office:value-type="percentage" office:value="0">
            <text:p>0%</text:p>
          </table:table-cell>
          <table:table-cell table:style-name="ce44" table:formula="of:=[$'Données '.O26]+[$'Données '.Q26]" office:value-type="percentage" office:value="0">
            <text:p>0%</text:p>
          </table:table-cell>
          <table:table-cell table:style-name="ce44" table:formula="of:=[$'Données '.P26]+[$'Données '.R26]" office:value-type="percentage" office:value="1">
            <text:p>100%</text:p>
          </table:table-cell>
          <table:table-cell table:style-name="ce54" table:formula="of:=[.H9]*[.$E9]" office:value-type="percentage" office:value="0">
            <text:p>0%</text:p>
          </table:table-cell>
          <table:table-cell table:style-name="ce60" table:formula="of:=[.I9]*[.$E9]" office:value-type="percentage" office:value="1">
            <text:p>100%</text:p>
          </table:table-cell>
          <table:table-cell table:number-columns-repeated="5"/>
          <table:table-cell table:style-name="ce75"/>
          <table:table-cell table:number-columns-repeated="3"/>
          <table:table-cell table:style-name="ce8"/>
          <table:table-cell table:style-name="ce81"/>
          <table:table-cell table:style-name="ce74"/>
          <table:table-cell table:number-columns-repeated="1001"/>
        </table:table-row>
        <table:table-row table:style-name="ro2" table:visibility="filter">
          <table:table-cell/>
          <table:table-cell table:style-name="ce4"/>
          <table:table-cell table:style-name="ce7" office:value-type="string">
            <text:p>Gestion des annonces</text:p>
          </table:table-cell>
          <table:table-cell table:style-name="ce12" office:value-type="string">
            <text:p>Créer une annonce</text:p>
          </table:table-cell>
          <table:table-cell table:style-name="ce22" office:value-type="float" office:value="1">
            <text:p>1</text:p>
          </table:table-cell>
          <table:table-cell table:style-name="ce32" table:formula="of:=[$'Données '.S28]" office:value-type="float" office:value="1">
            <text:p>1</text:p>
          </table:table-cell>
          <table:table-cell table:style-name="ce44" table:formula="of:=SUM([$'Données '.O28:.Q28])" office:value-type="percentage" office:value="0">
            <text:p>0%</text:p>
          </table:table-cell>
          <table:table-cell table:style-name="ce44" table:formula="of:=[$'Données '.O27]+[$'Données '.Q27]" office:value-type="percentage" office:value="0">
            <text:p>0%</text:p>
          </table:table-cell>
          <table:table-cell table:style-name="ce44" table:formula="of:=[$'Données '.P27]+[$'Données '.R27]" office:value-type="percentage" office:value="1">
            <text:p>100%</text:p>
          </table:table-cell>
          <table:table-cell table:style-name="ce54" table:formula="of:=[.H10]*[.$E10]" office:value-type="percentage" office:value="0">
            <text:p>0%</text:p>
          </table:table-cell>
          <table:table-cell table:style-name="ce60" table:formula="of:=[.I10]*[.$E10]" office:value-type="percentage" office:value="1">
            <text:p>100%</text:p>
          </table:table-cell>
          <table:table-cell table:number-columns-repeated="5"/>
          <table:table-cell table:style-name="ce74"/>
          <table:table-cell table:number-columns-repeated="3"/>
          <table:table-cell table:style-name="ce8"/>
          <table:table-cell table:style-name="ce81"/>
          <table:table-cell table:style-name="ce74"/>
          <table:table-cell table:number-columns-repeated="1001"/>
        </table:table-row>
        <table:table-row table:style-name="ro2" table:visibility="filter">
          <table:table-cell/>
          <table:table-cell table:style-name="ce4"/>
          <table:table-cell table:style-name="ce7"/>
          <table:table-cell table:style-name="ce12" office:value-type="string">
            <text:p>Consulter une annonce</text:p>
          </table:table-cell>
          <table:table-cell table:style-name="ce22" office:value-type="float" office:value="1">
            <text:p>1</text:p>
          </table:table-cell>
          <table:table-cell table:style-name="ce32" table:formula="of:=[$'Données '.S29]" office:value-type="float" office:value="1">
            <text:p>1</text:p>
          </table:table-cell>
          <table:table-cell table:style-name="ce44" table:formula="of:=SUM([$'Données '.O29:.Q29])" office:value-type="percentage" office:value="0">
            <text:p>0%</text:p>
          </table:table-cell>
          <table:table-cell table:style-name="ce44" table:formula="of:=[$'Données '.O28]+[$'Données '.Q28]" office:value-type="percentage" office:value="0">
            <text:p>0%</text:p>
          </table:table-cell>
          <table:table-cell table:style-name="ce44" table:formula="of:=[$'Données '.P28]+[$'Données '.R28]" office:value-type="percentage" office:value="1">
            <text:p>100%</text:p>
          </table:table-cell>
          <table:table-cell table:style-name="ce54" table:formula="of:=[.H11]*[.$E11]" office:value-type="percentage" office:value="0">
            <text:p>0%</text:p>
          </table:table-cell>
          <table:table-cell table:style-name="ce60" table:formula="of:=[.I11]*[.$E11]" office:value-type="percentage" office:value="1">
            <text:p>100%</text:p>
          </table:table-cell>
          <table:table-cell table:number-columns-repeated="5"/>
          <table:table-cell table:style-name="ce75"/>
          <table:table-cell table:number-columns-repeated="3"/>
          <table:table-cell table:style-name="ce8"/>
          <table:table-cell table:style-name="ce81"/>
          <table:table-cell table:style-name="ce74"/>
          <table:table-cell table:number-columns-repeated="1001"/>
        </table:table-row>
        <table:table-row table:style-name="ro2" table:visibility="filter">
          <table:table-cell/>
          <table:table-cell table:style-name="ce4"/>
          <table:table-cell table:style-name="ce7"/>
          <table:table-cell table:style-name="ce12" office:value-type="string">
            <text:p>Modifier une annonce</text:p>
          </table:table-cell>
          <table:table-cell table:style-name="ce22" office:value-type="float" office:value="1">
            <text:p>1</text:p>
          </table:table-cell>
          <table:table-cell table:style-name="ce32" table:formula="of:=[$'Données '.S30]" office:value-type="float" office:value="1">
            <text:p>1</text:p>
          </table:table-cell>
          <table:table-cell table:style-name="ce44" table:formula="of:=SUM([$'Données '.O30:.Q30])" office:value-type="percentage" office:value="0">
            <text:p>0%</text:p>
          </table:table-cell>
          <table:table-cell table:style-name="ce44" table:formula="of:=[$'Données '.O29]+[$'Données '.Q29]" office:value-type="percentage" office:value="0">
            <text:p>0%</text:p>
          </table:table-cell>
          <table:table-cell table:style-name="ce44" table:formula="of:=[$'Données '.P29]+[$'Données '.R29]" office:value-type="percentage" office:value="1">
            <text:p>100%</text:p>
          </table:table-cell>
          <table:table-cell table:style-name="ce54" table:formula="of:=[.H12]*[.$E12]" office:value-type="percentage" office:value="0">
            <text:p>0%</text:p>
          </table:table-cell>
          <table:table-cell table:style-name="ce60" table:formula="of:=[.I12]*[.$E12]" office:value-type="percentage" office:value="1">
            <text:p>100%</text:p>
          </table:table-cell>
          <table:table-cell table:number-columns-repeated="5"/>
          <table:table-cell table:style-name="ce74"/>
          <table:table-cell table:number-columns-repeated="3"/>
          <table:table-cell table:style-name="ce8"/>
          <table:table-cell table:style-name="ce81"/>
          <table:table-cell table:style-name="ce74"/>
          <table:table-cell table:number-columns-repeated="1001"/>
        </table:table-row>
        <table:table-row table:style-name="ro2">
          <table:table-cell/>
          <table:table-cell table:style-name="ce4"/>
          <table:table-cell table:style-name="ce7" office:value-type="string">
            <text:p>Gestion des réservations</text:p>
          </table:table-cell>
          <table:table-cell table:style-name="ce12" office:value-type="string">
            <text:p>Faire une demande de réservation</text:p>
          </table:table-cell>
          <table:table-cell table:style-name="ce22" office:value-type="float" office:value="1">
            <text:p>1</text:p>
          </table:table-cell>
          <table:table-cell table:style-name="ce32" table:formula="of:=[$'Données '.S31]" office:value-type="float" office:value="1">
            <text:p>1</text:p>
          </table:table-cell>
          <table:table-cell table:style-name="ce44" table:formula="of:=SUM([$'Données '.O31:.Q31])" office:value-type="percentage" office:value="1">
            <text:p>100%</text:p>
          </table:table-cell>
          <table:table-cell table:style-name="ce44" table:formula="of:=[$'Données '.O31]+[$'Données '.Q31]" office:value-type="percentage" office:value="1">
            <text:p>100%</text:p>
          </table:table-cell>
          <table:table-cell table:style-name="ce44" table:formula="of:=[$'Données '.P31]+[$'Données '.R31]" office:value-type="percentage" office:value="0">
            <text:p>0%</text:p>
          </table:table-cell>
          <table:table-cell table:style-name="ce54" table:formula="of:=[.H13]*[.$E13]" office:value-type="percentage" office:value="1">
            <text:p>100%</text:p>
          </table:table-cell>
          <table:table-cell table:style-name="ce60" table:formula="of:=[.I13]*[.$E13]" office:value-type="percentage" office:value="0">
            <text:p>0%</text:p>
          </table:table-cell>
          <table:table-cell table:number-columns-repeated="5"/>
          <table:table-cell table:style-name="ce75"/>
          <table:table-cell table:number-columns-repeated="3"/>
          <table:table-cell table:style-name="ce8"/>
          <table:table-cell table:style-name="ce81"/>
          <table:table-cell table:style-name="ce74"/>
          <table:table-cell table:number-columns-repeated="1001"/>
        </table:table-row>
        <table:table-row table:style-name="ro2">
          <table:table-cell/>
          <table:table-cell table:style-name="ce4"/>
          <table:table-cell table:style-name="ce7"/>
          <table:table-cell table:style-name="ce12" office:value-type="string">
            <text:p>Répondre à une demande de réservation</text:p>
          </table:table-cell>
          <table:table-cell table:style-name="ce22" office:value-type="float" office:value="1">
            <text:p>1</text:p>
          </table:table-cell>
          <table:table-cell table:style-name="ce32" table:formula="of:=[$'Données '.S32]" office:value-type="float" office:value="0">
            <text:p>0</text:p>
          </table:table-cell>
          <table:table-cell table:style-name="ce44" table:formula="of:=SUM([$'Données '.O32:.Q32])" office:value-type="percentage" office:value="1">
            <text:p>100%</text:p>
          </table:table-cell>
          <table:table-cell table:style-name="ce44" table:formula="of:=[$'Données '.O31]+[$'Données '.Q31]" office:value-type="percentage" office:value="1">
            <text:p>100%</text:p>
          </table:table-cell>
          <table:table-cell table:style-name="ce44" table:formula="of:=[$'Données '.P31]+[$'Données '.R31]" office:value-type="percentage" office:value="0">
            <text:p>0%</text:p>
          </table:table-cell>
          <table:table-cell table:style-name="ce54" table:formula="of:=[.H14]*[.$E14]" office:value-type="percentage" office:value="1">
            <text:p>100%</text:p>
          </table:table-cell>
          <table:table-cell table:style-name="ce60" table:formula="of:=[.I14]*[.$E14]" office:value-type="percentage" office:value="0">
            <text:p>0%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8"/>
          <table:table-cell table:style-name="ce13"/>
          <table:table-cell table:style-name="ce5" table:formula="of:=SUM([.E13:.E14])" office:value-type="float" office:value="2">
            <text:p>2,0</text:p>
          </table:table-cell>
          <table:table-cell table:style-name="ce33" table:formula="of:=SUM([.F13:.F14])" office:value-type="float" office:value="1">
            <text:p>1</text:p>
          </table:table-cell>
          <table:table-cell table:style-name="ce45" table:formula="of:=SUM([.G13:.G14])/COUNTA([.D13:.D14])" office:value-type="percentage" office:value="1">
            <text:p>100%</text:p>
          </table:table-cell>
          <table:table-cell table:style-name="ce46" table:formula="of:=AVERAGE([.H13:.H14])" office:value-type="percentage" office:value="1">
            <text:p>100%</text:p>
          </table:table-cell>
          <table:table-cell table:style-name="ce46" table:formula="of:=AVERAGE([.I13:.I14])" office:value-type="percentage" office:value="0">
            <text:p>0%</text:p>
          </table:table-cell>
          <table:table-cell table:style-name="ce55" table:formula="of:=SUM([.J13:.J14])/[.$E$15]" office:value-type="percentage" office:value="1">
            <text:p>100%</text:p>
          </table:table-cell>
          <table:table-cell table:style-name="ce61" table:formula="of:=SUM([.K13:.K14])/[.$E$15]" office:value-type="percentage" office:value="0">
            <text:p>0%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8"/>
          <table:table-cell table:style-name="ce13"/>
          <table:table-cell table:style-name="ce5"/>
          <table:table-cell table:style-name="ce33"/>
          <table:table-cell table:style-name="ce46" table:number-columns-repeated="5"/>
          <table:table-cell table:number-columns-repeated="1013"/>
        </table:table-row>
        <table:table-row table:style-name="ro1">
          <table:table-cell table:style-name="ce2" office:value-type="string" table:number-columns-spanned="3" table:number-rows-spanned="1">
            <text:p>AVANCEMENT DES TESTS PAR EXIGENCE</text:p>
          </table:table-cell>
          <table:covered-table-cell table:number-columns-repeated="2"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" table:number-columns-repeated="10"/>
          <table:table-cell table:number-columns-repeated="1010"/>
        </table:table-row>
        <table:table-row table:style-name="ro1" table:visibility="filter">
          <table:table-cell table:number-columns-repeated="4"/>
          <table:table-cell table:style-name="ce23" office:value-type="string" table:number-columns-spanned="5" table:number-rows-spanned="1">
            <text:p>Tests</text:p>
          </table:table-cell>
          <table:covered-table-cell table:number-columns-repeated="3" table:style-name="ce34"/>
          <table:covered-table-cell table:style-name="ce49"/>
          <table:table-cell table:style-name="ce23" office:value-type="string" table:number-columns-spanned="4" table:number-rows-spanned="1">
            <text:p>Défauts</text:p>
          </table:table-cell>
          <table:covered-table-cell table:number-columns-repeated="2" table:style-name="ce34"/>
          <table:covered-table-cell table:style-name="ce49"/>
          <table:table-cell table:style-name="ce11"/>
          <table:table-cell table:number-columns-repeated="1010"/>
        </table:table-row>
        <table:table-row table:style-name="ro1">
          <table:table-cell table:number-columns-repeated="2"/>
          <table:table-cell table:style-name="ce8"/>
          <table:table-cell table:style-name="ce3" office:value-type="string">
            <text:p>Exigences</text:p>
          </table:table-cell>
          <table:table-cell table:style-name="ce24" office:value-type="string">
            <text:p>Tests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KO</text:p>
          </table:table-cell>
          <table:table-cell table:style-name="ce4" office:value-type="string">
            <text:p>Non Testable</text:p>
          </table:table-cell>
          <table:table-cell table:style-name="ce50" office:value-type="string">
            <text:p>Non Exécuté</text:p>
          </table:table-cell>
          <table:table-cell table:style-name="ce24" office:value-type="string">
            <text:p>TOTAL</text:p>
          </table:table-cell>
          <table:table-cell table:style-name="ce4" office:value-type="string">
            <text:p>Bloquantes</text:p>
          </table:table-cell>
          <table:table-cell table:style-name="ce4" office:value-type="string">
            <text:p>Majeures</text:p>
          </table:table-cell>
          <table:table-cell table:style-name="ce50" office:value-type="string">
            <text:p>Mineures</text:p>
          </table:table-cell>
          <table:table-cell table:style-name="ce67" office:value-type="string">
            <text:p>Objectif</text:p>
          </table:table-cell>
          <table:table-cell table:style-name="ce71" office:value-type="string">
            <text:p>% OK</text:p>
          </table:table-cell>
          <table:table-cell table:style-name="ce73" office:value-type="string">
            <text:p>% KO</text:p>
          </table:table-cell>
          <table:table-cell table:style-name="ce76" office:value-type="string">
            <text:p>% Non Testable</text:p>
          </table:table-cell>
          <table:table-cell table:style-name="ce77" office:value-type="string">
            <text:p>% Non Exécuté</text:p>
          </table:table-cell>
          <table:table-cell table:style-name="ce3" office:value-type="string">
            <text:p>Validé</text:p>
          </table:table-cell>
          <table:table-cell table:style-name="ce3" office:value-type="string">
            <text:p>Préparé %</text:p>
          </table:table-cell>
          <table:table-cell table:style-name="ce3" office:value-type="string">
            <text:p>Exécuté %</text:p>
          </table:table-cell>
          <table:table-cell table:style-name="ce3" office:value-type="string">
            <text:p>A exécuter %</text:p>
          </table:table-cell>
          <table:table-cell table:style-name="ce3" office:value-type="string">
            <text:p>A préparer %</text:p>
          </table:table-cell>
          <table:table-cell table:style-name="ce3" office:value-type="string">
            <text:p>Préparé</text:p>
          </table:table-cell>
          <table:table-cell table:style-name="ce3" office:value-type="string">
            <text:p>Exécuté</text:p>
          </table:table-cell>
          <table:table-cell table:style-name="ce3" office:value-type="string">
            <text:p>A exécuter</text:p>
          </table:table-cell>
          <table:table-cell table:style-name="ce3" office:value-type="string">
            <text:p>A préparer</text:p>
          </table:table-cell>
          <table:table-cell table:style-name="ce3" office:value-type="string">
            <text:p>TOTAL</text:p>
          </table:table-cell>
          <table:table-cell table:number-columns-repeated="996"/>
        </table:table-row>
        <table:table-row table:style-name="ro2" table:visibility="filter">
          <table:table-cell table:number-columns-repeated="2"/>
          <table:table-cell table:style-name="ce9" table:formula="of:=[.C4]" office:value-type="string" office:string-value="Recherche">
            <text:p>Recherche</text:p>
          </table:table-cell>
          <table:table-cell table:style-name="ce14" table:formula="of:=[.D4]" office:value-type="string" office:string-value="Réaliser une recherche simple">
            <text:p>Réaliser une recherche simple</text:p>
          </table:table-cell>
          <table:table-cell table:style-name="ce25" office:value-type="float" office:value="1">
            <text:p>1</text:p>
          </table:table-cell>
          <table:table-cell table:number-columns-repeated="3" table:style-name="ce35"/>
          <table:table-cell table:style-name="ce51" table:formula="of:=[.E22]-([.F22]+[.G22]+[.H22])" office:value-type="float" office:value="1">
            <text:p>1</text:p>
          </table:table-cell>
          <table:table-cell table:style-name="ce56" table:formula="of:=SUM([.K22:.M22])" office:value-type="float" office:value="0">
            <text:p>0</text:p>
          </table:table-cell>
          <table:table-cell table:style-name="ce62"/>
          <table:table-cell table:style-name="ce35"/>
          <table:table-cell table:style-name="ce64"/>
          <table:table-cell table:style-name="ce68"/>
          <table:table-cell table:style-name="ce72" table:formula="of:=[.F22]/[.$E22]" office:value-type="percentage" office:value="0">
            <text:p>0%</text:p>
          </table:table-cell>
          <table:table-cell table:style-name="ce72" table:formula="of:=[.G22]/[.$E22]" office:value-type="percentage" office:value="0">
            <text:p>0%</text:p>
          </table:table-cell>
          <table:table-cell table:style-name="ce72" table:formula="of:=[.H22]/[.$E22]" office:value-type="percentage" office:value="0">
            <text:p>0%</text:p>
          </table:table-cell>
          <table:table-cell table:style-name="ce72" table:formula="of:=[.I22]/[.$E22]" office:value-type="percentage" office:value="1">
            <text:p>100%</text:p>
          </table:table-cell>
          <table:table-cell table:style-name="ce78" table:formula="of:=IF(AND([.O22]&gt;=[.N22];ISBLANK([.K22]);ISBLANK([.L22]));1;0)" office:value-type="float" office:value="1">
            <text:p>1</text:p>
          </table:table-cell>
          <table:table-cell table:style-name="ce72" office:value-type="percentage" office:value="1">
            <text:p>100%</text:p>
          </table:table-cell>
          <table:table-cell table:style-name="ce72" table:formula="of:=SUM([.F22:.H22])/[.E22]" office:value-type="percentage" office:value="0">
            <text:p>0%</text:p>
          </table:table-cell>
          <table:table-cell table:style-name="ce82" table:formula="of:=[.T22]-[.U22]" office:value-type="percentage" office:value="1">
            <text:p>100%</text:p>
          </table:table-cell>
          <table:table-cell table:style-name="ce72" table:formula="of:=1-[.T22]" office:value-type="percentage" office:value="0">
            <text:p>0%</text:p>
          </table:table-cell>
          <table:table-cell table:style-name="ce83" table:formula="of:=[.E22]*[.T22]" office:value-type="float" office:value="1">
            <text:p>1</text:p>
          </table:table-cell>
          <table:table-cell table:style-name="ce83" table:formula="of:=SUM([.F22:.H22])" office:value-type="float" office:value="0">
            <text:p>0</text:p>
          </table:table-cell>
          <table:table-cell table:style-name="ce83" table:formula="of:=[.X22]-[.Y22]" office:value-type="float" office:value="1">
            <text:p>1</text:p>
          </table:table-cell>
          <table:table-cell table:style-name="ce85" table:formula="of:=[.E22]-[.X22]" office:value-type="float" office:value="0">
            <text:p>0</text:p>
          </table:table-cell>
          <table:table-cell table:style-name="ce87" table:formula="of:=SUM([.Y22:.AA22])" office:value-type="float" office:value="1">
            <text:p>1</text:p>
          </table:table-cell>
          <table:table-cell table:number-columns-repeated="996"/>
        </table:table-row>
        <table:table-row table:style-name="ro2" table:visibility="filter">
          <table:table-cell table:number-columns-repeated="2"/>
          <table:table-cell table:style-name="ce9" table:formula="of:=[.C5]" office:value-type="float" office:value="0">
            <text:p>0</text:p>
          </table:table-cell>
          <table:table-cell table:style-name="ce15" table:formula="of:=[.D5]" office:value-type="string" office:string-value="Réaliser une recherche avancée">
            <text:p>Réaliser une recherche avancée</text:p>
          </table:table-cell>
          <table:table-cell table:style-name="ce25" office:value-type="float" office:value="1">
            <text:p>1</text:p>
          </table:table-cell>
          <table:table-cell table:number-columns-repeated="2" table:style-name="ce35"/>
          <table:table-cell table:style-name="ce47"/>
          <table:table-cell table:style-name="ce51" table:formula="of:=[.E23]-([.F23]+[.G23]+[.H23])" office:value-type="float" office:value="1">
            <text:p>1</text:p>
          </table:table-cell>
          <table:table-cell table:style-name="ce56" table:formula="of:=SUM([.K23:.M23])" office:value-type="float" office:value="0">
            <text:p>0</text:p>
          </table:table-cell>
          <table:table-cell table:style-name="ce62"/>
          <table:table-cell table:style-name="ce35"/>
          <table:table-cell table:style-name="ce64"/>
          <table:table-cell table:style-name="ce68"/>
          <table:table-cell table:style-name="ce72" table:formula="of:=[.F23]/[.$E23]" office:value-type="percentage" office:value="0">
            <text:p>0%</text:p>
          </table:table-cell>
          <table:table-cell table:style-name="ce72" table:formula="of:=[.G23]/[.$E23]" office:value-type="percentage" office:value="0">
            <text:p>0%</text:p>
          </table:table-cell>
          <table:table-cell table:style-name="ce72" table:formula="of:=[.H23]/[.$E23]" office:value-type="percentage" office:value="0">
            <text:p>0%</text:p>
          </table:table-cell>
          <table:table-cell table:style-name="ce72" table:formula="of:=[.I23]/[.$E23]" office:value-type="percentage" office:value="1">
            <text:p>100%</text:p>
          </table:table-cell>
          <table:table-cell table:style-name="ce78" table:formula="of:=IF(AND([.O23]&gt;=[.N23];ISBLANK([.K23]);ISBLANK([.L23]));1;0)" office:value-type="float" office:value="1">
            <text:p>1</text:p>
          </table:table-cell>
          <table:table-cell table:style-name="ce72" office:value-type="percentage" office:value="1">
            <text:p>100%</text:p>
          </table:table-cell>
          <table:table-cell table:style-name="ce72" table:formula="of:=SUM([.F23:.H23])/[.E23]" office:value-type="percentage" office:value="0">
            <text:p>0%</text:p>
          </table:table-cell>
          <table:table-cell table:style-name="ce82" table:formula="of:=[.T23]-[.U23]" office:value-type="percentage" office:value="1">
            <text:p>100%</text:p>
          </table:table-cell>
          <table:table-cell table:style-name="ce72" table:formula="of:=1-[.T23]" office:value-type="percentage" office:value="0">
            <text:p>0%</text:p>
          </table:table-cell>
          <table:table-cell table:style-name="ce83" table:formula="of:=[.E23]*[.T23]" office:value-type="float" office:value="1">
            <text:p>1</text:p>
          </table:table-cell>
          <table:table-cell table:style-name="ce83" table:formula="of:=SUM([.F23:.H23])" office:value-type="float" office:value="0">
            <text:p>0</text:p>
          </table:table-cell>
          <table:table-cell table:style-name="ce83" table:formula="of:=[.X23]-[.Y23]" office:value-type="float" office:value="1">
            <text:p>1</text:p>
          </table:table-cell>
          <table:table-cell table:style-name="ce85" table:formula="of:=[.E23]-[.X23]" office:value-type="float" office:value="0">
            <text:p>0</text:p>
          </table:table-cell>
          <table:table-cell table:style-name="ce87" table:formula="of:=SUM([.Y23:.AA23])" office:value-type="float" office:value="1">
            <text:p>1</text:p>
          </table:table-cell>
          <table:table-cell table:number-columns-repeated="996"/>
        </table:table-row>
        <table:table-row table:style-name="ro2" table:visibility="filter">
          <table:table-cell table:number-columns-repeated="2"/>
          <table:table-cell table:style-name="ce9" table:formula="of:=[.C6]" office:value-type="string" office:string-value="Gestion des comptes">
            <text:p>Gestion des comptes</text:p>
          </table:table-cell>
          <table:table-cell table:style-name="ce16" table:formula="of:=[.D6]" office:value-type="string" office:string-value="S'inscrire">
            <text:p>S'inscrire</text:p>
          </table:table-cell>
          <table:table-cell table:style-name="ce26" office:value-type="float" office:value="1">
            <text:p>1</text:p>
          </table:table-cell>
          <table:table-cell table:number-columns-repeated="2" table:style-name="ce36"/>
          <table:table-cell table:style-name="ce48"/>
          <table:table-cell table:style-name="ce51" table:formula="of:=[.E24]-([.F24]+[.G24]+[.H24])" office:value-type="float" office:value="1">
            <text:p>1</text:p>
          </table:table-cell>
          <table:table-cell table:style-name="ce56" table:formula="of:=SUM([.K24:.M24])" office:value-type="float" office:value="0">
            <text:p>0</text:p>
          </table:table-cell>
          <table:table-cell table:style-name="ce63"/>
          <table:table-cell table:style-name="ce36"/>
          <table:table-cell table:style-name="ce65"/>
          <table:table-cell table:style-name="ce69"/>
          <table:table-cell table:style-name="ce72" table:formula="of:=[.F24]/[.$E24]" office:value-type="percentage" office:value="0">
            <text:p>0%</text:p>
          </table:table-cell>
          <table:table-cell table:style-name="ce72" table:formula="of:=[.G24]/[.$E24]" office:value-type="percentage" office:value="0">
            <text:p>0%</text:p>
          </table:table-cell>
          <table:table-cell table:style-name="ce72" table:formula="of:=[.H24]/[.$E24]" office:value-type="percentage" office:value="0">
            <text:p>0%</text:p>
          </table:table-cell>
          <table:table-cell table:style-name="ce72" table:formula="of:=[.I24]/[.$E24]" office:value-type="percentage" office:value="1">
            <text:p>100%</text:p>
          </table:table-cell>
          <table:table-cell table:style-name="ce78" table:formula="of:=IF(AND([.O24]&gt;=[.N24];ISBLANK([.K24]);ISBLANK([.L24]));1;0)" office:value-type="float" office:value="1">
            <text:p>1</text:p>
          </table:table-cell>
          <table:table-cell table:style-name="ce72" office:value-type="percentage" office:value="1">
            <text:p>100%</text:p>
          </table:table-cell>
          <table:table-cell table:style-name="ce72" table:formula="of:=SUM([.F24:.H24])/[.E24]" office:value-type="percentage" office:value="0">
            <text:p>0%</text:p>
          </table:table-cell>
          <table:table-cell table:style-name="ce82" table:formula="of:=[.T24]-[.U24]" office:value-type="percentage" office:value="1">
            <text:p>100%</text:p>
          </table:table-cell>
          <table:table-cell table:style-name="ce72" table:formula="of:=1-[.T24]" office:value-type="percentage" office:value="0">
            <text:p>0%</text:p>
          </table:table-cell>
          <table:table-cell table:style-name="ce83" table:formula="of:=[.E24]*[.T24]" office:value-type="float" office:value="1">
            <text:p>1</text:p>
          </table:table-cell>
          <table:table-cell table:style-name="ce83" table:formula="of:=SUM([.F24:.H24])" office:value-type="float" office:value="0">
            <text:p>0</text:p>
          </table:table-cell>
          <table:table-cell table:style-name="ce83" table:formula="of:=[.X24]-[.Y24]" office:value-type="float" office:value="1">
            <text:p>1</text:p>
          </table:table-cell>
          <table:table-cell table:style-name="ce85" table:formula="of:=[.E24]-[.X24]" office:value-type="float" office:value="0">
            <text:p>0</text:p>
          </table:table-cell>
          <table:table-cell table:style-name="ce87" table:formula="of:=SUM([.Y24:.AA24])" office:value-type="float" office:value="1">
            <text:p>1</text:p>
          </table:table-cell>
          <table:table-cell table:number-columns-repeated="996"/>
        </table:table-row>
        <table:table-row table:style-name="ro2" table:visibility="filter">
          <table:table-cell table:number-columns-repeated="2"/>
          <table:table-cell table:style-name="ce9" table:formula="of:=[.C7]" office:value-type="float" office:value="0">
            <text:p>0</text:p>
          </table:table-cell>
          <table:table-cell table:style-name="ce14" table:formula="of:=[.D7]" office:value-type="string" office:string-value="Devenir hôte">
            <text:p>Devenir hôte</text:p>
          </table:table-cell>
          <table:table-cell table:style-name="ce25" office:value-type="float" office:value="1">
            <text:p>1</text:p>
          </table:table-cell>
          <table:table-cell table:number-columns-repeated="3" table:style-name="ce35"/>
          <table:table-cell table:style-name="ce51" table:formula="of:=[.E25]-([.F25]+[.G25]+[.H25])" office:value-type="float" office:value="1">
            <text:p>1</text:p>
          </table:table-cell>
          <table:table-cell table:style-name="ce56" table:formula="of:=SUM([.K25:.M25])" office:value-type="float" office:value="0">
            <text:p>0</text:p>
          </table:table-cell>
          <table:table-cell table:number-columns-repeated="2" table:style-name="ce62"/>
          <table:table-cell table:style-name="ce66"/>
          <table:table-cell table:style-name="ce68"/>
          <table:table-cell table:style-name="ce72" table:formula="of:=[.F25]/[.$E25]" office:value-type="percentage" office:value="0">
            <text:p>0%</text:p>
          </table:table-cell>
          <table:table-cell table:style-name="ce72" table:formula="of:=[.G25]/[.$E25]" office:value-type="percentage" office:value="0">
            <text:p>0%</text:p>
          </table:table-cell>
          <table:table-cell table:style-name="ce72" table:formula="of:=[.H25]/[.$E25]" office:value-type="percentage" office:value="0">
            <text:p>0%</text:p>
          </table:table-cell>
          <table:table-cell table:style-name="ce72" table:formula="of:=[.I25]/[.$E25]" office:value-type="percentage" office:value="1">
            <text:p>100%</text:p>
          </table:table-cell>
          <table:table-cell table:style-name="ce78" table:formula="of:=IF(AND([.O25]&gt;=[.N25];ISBLANK([.K25]);ISBLANK([.L25]));1;0)" office:value-type="float" office:value="1">
            <text:p>1</text:p>
          </table:table-cell>
          <table:table-cell table:style-name="ce72" office:value-type="percentage" office:value="1">
            <text:p>100%</text:p>
          </table:table-cell>
          <table:table-cell table:style-name="ce72" table:formula="of:=SUM([.F25:.H25])/[.E25]" office:value-type="percentage" office:value="0">
            <text:p>0%</text:p>
          </table:table-cell>
          <table:table-cell table:style-name="ce82" table:formula="of:=[.T25]-[.U25]" office:value-type="percentage" office:value="1">
            <text:p>100%</text:p>
          </table:table-cell>
          <table:table-cell table:style-name="ce72" table:formula="of:=1-[.T25]" office:value-type="percentage" office:value="0">
            <text:p>0%</text:p>
          </table:table-cell>
          <table:table-cell table:style-name="ce83" table:formula="of:=[.E25]*[.T25]" office:value-type="float" office:value="1">
            <text:p>1</text:p>
          </table:table-cell>
          <table:table-cell table:style-name="ce83" table:formula="of:=SUM([.F25:.H25])" office:value-type="float" office:value="0">
            <text:p>0</text:p>
          </table:table-cell>
          <table:table-cell table:style-name="ce83" table:formula="of:=[.X25]-[.Y25]" office:value-type="float" office:value="1">
            <text:p>1</text:p>
          </table:table-cell>
          <table:table-cell table:style-name="ce85" table:formula="of:=[.E25]-[.X25]" office:value-type="float" office:value="0">
            <text:p>0</text:p>
          </table:table-cell>
          <table:table-cell table:style-name="ce87" table:formula="of:=SUM([.Y25:.AA25])" office:value-type="float" office:value="1">
            <text:p>1</text:p>
          </table:table-cell>
          <table:table-cell table:number-columns-repeated="996"/>
        </table:table-row>
        <table:table-row table:style-name="ro2" table:visibility="filter">
          <table:table-cell table:number-columns-repeated="2"/>
          <table:table-cell table:style-name="ce9" table:formula="of:=[.C8]" office:value-type="float" office:value="0">
            <text:p>0</text:p>
          </table:table-cell>
          <table:table-cell table:style-name="ce14" table:formula="of:=[.D8]" office:value-type="string" office:string-value="Se connecter">
            <text:p>Se connecter</text:p>
          </table:table-cell>
          <table:table-cell table:style-name="ce25" office:value-type="float" office:value="1">
            <text:p>1</text:p>
          </table:table-cell>
          <table:table-cell table:number-columns-repeated="3" table:style-name="ce35"/>
          <table:table-cell table:style-name="ce51" table:formula="of:=[.E26]-([.F26]+[.G26]+[.H26])" office:value-type="float" office:value="1">
            <text:p>1</text:p>
          </table:table-cell>
          <table:table-cell table:style-name="ce56" table:formula="of:=SUM([.K26:.M26])" office:value-type="float" office:value="0">
            <text:p>0</text:p>
          </table:table-cell>
          <table:table-cell table:number-columns-repeated="2" table:style-name="ce62"/>
          <table:table-cell table:style-name="ce66"/>
          <table:table-cell table:style-name="ce68"/>
          <table:table-cell table:style-name="ce72" table:formula="of:=[.F26]/[.$E26]" office:value-type="percentage" office:value="0">
            <text:p>0%</text:p>
          </table:table-cell>
          <table:table-cell table:style-name="ce72" table:formula="of:=[.G26]/[.$E26]" office:value-type="percentage" office:value="0">
            <text:p>0%</text:p>
          </table:table-cell>
          <table:table-cell table:style-name="ce72" table:formula="of:=[.H26]/[.$E26]" office:value-type="percentage" office:value="0">
            <text:p>0%</text:p>
          </table:table-cell>
          <table:table-cell table:style-name="ce72" table:formula="of:=[.I26]/[.$E26]" office:value-type="percentage" office:value="1">
            <text:p>100%</text:p>
          </table:table-cell>
          <table:table-cell table:style-name="ce78" table:formula="of:=IF(AND([.O26]&gt;=[.N26];ISBLANK([.K26]);ISBLANK([.L26]));1;0)" office:value-type="float" office:value="1">
            <text:p>1</text:p>
          </table:table-cell>
          <table:table-cell table:style-name="ce72" office:value-type="percentage" office:value="1">
            <text:p>100%</text:p>
          </table:table-cell>
          <table:table-cell table:style-name="ce72" table:formula="of:=SUM([.F26:.H26])/[.E26]" office:value-type="percentage" office:value="0">
            <text:p>0%</text:p>
          </table:table-cell>
          <table:table-cell table:style-name="ce82" table:formula="of:=[.T26]-[.U26]" office:value-type="percentage" office:value="1">
            <text:p>100%</text:p>
          </table:table-cell>
          <table:table-cell table:style-name="ce72" table:formula="of:=1-[.T26]" office:value-type="percentage" office:value="0">
            <text:p>0%</text:p>
          </table:table-cell>
          <table:table-cell table:style-name="ce83" table:formula="of:=[.E26]*[.T26]" office:value-type="float" office:value="1">
            <text:p>1</text:p>
          </table:table-cell>
          <table:table-cell table:style-name="ce83" table:formula="of:=SUM([.F26:.H26])" office:value-type="float" office:value="0">
            <text:p>0</text:p>
          </table:table-cell>
          <table:table-cell table:style-name="ce83" table:formula="of:=[.X26]-[.Y26]" office:value-type="float" office:value="1">
            <text:p>1</text:p>
          </table:table-cell>
          <table:table-cell table:style-name="ce85" table:formula="of:=[.E26]-[.X26]" office:value-type="float" office:value="0">
            <text:p>0</text:p>
          </table:table-cell>
          <table:table-cell table:style-name="ce87" table:formula="of:=SUM([.Y26:.AA26])" office:value-type="float" office:value="1">
            <text:p>1</text:p>
          </table:table-cell>
          <table:table-cell table:number-columns-repeated="996"/>
        </table:table-row>
        <table:table-row table:style-name="ro2" table:visibility="filter">
          <table:table-cell table:number-columns-repeated="2"/>
          <table:table-cell table:style-name="ce9" table:formula="of:=[.C9]" office:value-type="float" office:value="0">
            <text:p>0</text:p>
          </table:table-cell>
          <table:table-cell table:style-name="ce14" table:formula="of:=[.D9]" office:value-type="string" office:string-value="Regénérer son mot de passe">
            <text:p>Regénérer son mot de passe</text:p>
          </table:table-cell>
          <table:table-cell table:style-name="ce25" office:value-type="float" office:value="1">
            <text:p>1</text:p>
          </table:table-cell>
          <table:table-cell table:number-columns-repeated="3" table:style-name="ce35"/>
          <table:table-cell table:style-name="ce51" table:formula="of:=[.E27]-([.F27]+[.G27]+[.H27])" office:value-type="float" office:value="1">
            <text:p>1</text:p>
          </table:table-cell>
          <table:table-cell table:style-name="ce56" table:formula="of:=SUM([.K27:.M27])" office:value-type="float" office:value="0">
            <text:p>0</text:p>
          </table:table-cell>
          <table:table-cell table:number-columns-repeated="2" table:style-name="ce62"/>
          <table:table-cell table:style-name="ce66"/>
          <table:table-cell table:style-name="ce68"/>
          <table:table-cell table:style-name="ce72" table:formula="of:=[.F27]/[.$E27]" office:value-type="percentage" office:value="0">
            <text:p>0%</text:p>
          </table:table-cell>
          <table:table-cell table:style-name="ce72" table:formula="of:=[.G27]/[.$E27]" office:value-type="percentage" office:value="0">
            <text:p>0%</text:p>
          </table:table-cell>
          <table:table-cell table:style-name="ce72" table:formula="of:=[.H27]/[.$E27]" office:value-type="percentage" office:value="0">
            <text:p>0%</text:p>
          </table:table-cell>
          <table:table-cell table:style-name="ce72" table:formula="of:=[.I27]/[.$E27]" office:value-type="percentage" office:value="1">
            <text:p>100%</text:p>
          </table:table-cell>
          <table:table-cell table:style-name="ce78" table:formula="of:=IF(AND([.O27]&gt;=[.N27];ISBLANK([.K27]);ISBLANK([.L27]));1;0)" office:value-type="float" office:value="1">
            <text:p>1</text:p>
          </table:table-cell>
          <table:table-cell table:style-name="ce72" office:value-type="percentage" office:value="1">
            <text:p>100%</text:p>
          </table:table-cell>
          <table:table-cell table:style-name="ce72" table:formula="of:=SUM([.F27:.H27])/[.E27]" office:value-type="percentage" office:value="0">
            <text:p>0%</text:p>
          </table:table-cell>
          <table:table-cell table:style-name="ce82" table:formula="of:=[.T27]-[.U27]" office:value-type="percentage" office:value="1">
            <text:p>100%</text:p>
          </table:table-cell>
          <table:table-cell table:style-name="ce72" table:formula="of:=1-[.T27]" office:value-type="percentage" office:value="0">
            <text:p>0%</text:p>
          </table:table-cell>
          <table:table-cell table:style-name="ce83" table:formula="of:=[.E27]*[.T27]" office:value-type="float" office:value="1">
            <text:p>1</text:p>
          </table:table-cell>
          <table:table-cell table:style-name="ce83" table:formula="of:=SUM([.F27:.H27])" office:value-type="float" office:value="0">
            <text:p>0</text:p>
          </table:table-cell>
          <table:table-cell table:style-name="ce83" table:formula="of:=[.X27]-[.Y27]" office:value-type="float" office:value="1">
            <text:p>1</text:p>
          </table:table-cell>
          <table:table-cell table:style-name="ce85" table:formula="of:=[.E27]-[.X27]" office:value-type="float" office:value="0">
            <text:p>0</text:p>
          </table:table-cell>
          <table:table-cell table:style-name="ce87" table:formula="of:=SUM([.Y27:.AA27])" office:value-type="float" office:value="1">
            <text:p>1</text:p>
          </table:table-cell>
          <table:table-cell table:number-columns-repeated="996"/>
        </table:table-row>
        <table:table-row table:style-name="ro2" table:visibility="filter">
          <table:table-cell table:number-columns-repeated="2"/>
          <table:table-cell table:style-name="ce9" table:formula="of:=[.C10]" office:value-type="string" office:string-value="Gestion des annonces">
            <text:p>Gestion des annonces</text:p>
          </table:table-cell>
          <table:table-cell table:style-name="ce14" table:formula="of:=[.D10]" office:value-type="string" office:string-value="Créer une annonce">
            <text:p>Créer une annonce</text:p>
          </table:table-cell>
          <table:table-cell table:style-name="ce25" office:value-type="float" office:value="1">
            <text:p>1</text:p>
          </table:table-cell>
          <table:table-cell table:number-columns-repeated="3" table:style-name="ce35"/>
          <table:table-cell table:style-name="ce51" table:formula="of:=[.E28]-([.F28]+[.G28]+[.H28])" office:value-type="float" office:value="1">
            <text:p>1</text:p>
          </table:table-cell>
          <table:table-cell table:style-name="ce56" table:formula="of:=SUM([.K28:.M28])" office:value-type="float" office:value="0">
            <text:p>0</text:p>
          </table:table-cell>
          <table:table-cell table:number-columns-repeated="2" table:style-name="ce62"/>
          <table:table-cell table:style-name="ce66"/>
          <table:table-cell table:style-name="ce68"/>
          <table:table-cell table:style-name="ce72" table:formula="of:=[.F28]/[.$E28]" office:value-type="percentage" office:value="0">
            <text:p>0%</text:p>
          </table:table-cell>
          <table:table-cell table:style-name="ce72" table:formula="of:=[.G28]/[.$E28]" office:value-type="percentage" office:value="0">
            <text:p>0%</text:p>
          </table:table-cell>
          <table:table-cell table:style-name="ce72" table:formula="of:=[.H28]/[.$E28]" office:value-type="percentage" office:value="0">
            <text:p>0%</text:p>
          </table:table-cell>
          <table:table-cell table:style-name="ce72" table:formula="of:=[.I28]/[.$E28]" office:value-type="percentage" office:value="1">
            <text:p>100%</text:p>
          </table:table-cell>
          <table:table-cell table:style-name="ce78" table:formula="of:=IF(AND([.O28]&gt;=[.N28];ISBLANK([.K28]);ISBLANK([.L28]));1;0)" office:value-type="float" office:value="1">
            <text:p>1</text:p>
          </table:table-cell>
          <table:table-cell table:style-name="ce72" office:value-type="percentage" office:value="2">
            <text:p>200%</text:p>
          </table:table-cell>
          <table:table-cell table:style-name="ce72" table:formula="of:=SUM([.F28:.H28])/[.E28]" office:value-type="percentage" office:value="0">
            <text:p>0%</text:p>
          </table:table-cell>
          <table:table-cell table:style-name="ce82" table:formula="of:=[.T28]-[.U28]" office:value-type="percentage" office:value="2">
            <text:p>200%</text:p>
          </table:table-cell>
          <table:table-cell table:style-name="ce72" table:formula="of:=1-[.T28]" office:value-type="percentage" office:value="-1">
            <text:p>-100%</text:p>
          </table:table-cell>
          <table:table-cell table:style-name="ce83" table:formula="of:=[.E28]*[.T28]" office:value-type="float" office:value="2">
            <text:p>2</text:p>
          </table:table-cell>
          <table:table-cell table:style-name="ce83" table:formula="of:=SUM([.F28:.H28])" office:value-type="float" office:value="0">
            <text:p>0</text:p>
          </table:table-cell>
          <table:table-cell table:style-name="ce83" table:formula="of:=[.X28]-[.Y28]" office:value-type="float" office:value="2">
            <text:p>2</text:p>
          </table:table-cell>
          <table:table-cell table:style-name="ce85" table:formula="of:=[.E28]-[.X28]" office:value-type="float" office:value="-1">
            <text:p>-1</text:p>
          </table:table-cell>
          <table:table-cell table:style-name="ce87" table:formula="of:=SUM([.Y28:.AA28])" office:value-type="float" office:value="1">
            <text:p>1</text:p>
          </table:table-cell>
          <table:table-cell table:number-columns-repeated="996"/>
        </table:table-row>
        <table:table-row table:style-name="ro2" table:visibility="filter">
          <table:table-cell table:number-columns-repeated="2"/>
          <table:table-cell table:style-name="ce9" table:formula="of:=[.C11]" office:value-type="float" office:value="0">
            <text:p>0</text:p>
          </table:table-cell>
          <table:table-cell table:style-name="ce14" table:formula="of:=[.D11]" office:value-type="string" office:string-value="Consulter une annonce">
            <text:p>Consulter une annonce</text:p>
          </table:table-cell>
          <table:table-cell table:style-name="ce25" office:value-type="float" office:value="1">
            <text:p>1</text:p>
          </table:table-cell>
          <table:table-cell table:number-columns-repeated="3" table:style-name="ce35"/>
          <table:table-cell table:style-name="ce51" table:formula="of:=[.E29]-([.F29]+[.G29]+[.H29])" office:value-type="float" office:value="1">
            <text:p>1</text:p>
          </table:table-cell>
          <table:table-cell table:style-name="ce56" table:formula="of:=SUM([.K29:.M29])" office:value-type="float" office:value="0">
            <text:p>0</text:p>
          </table:table-cell>
          <table:table-cell table:number-columns-repeated="2" table:style-name="ce62"/>
          <table:table-cell table:style-name="ce66"/>
          <table:table-cell table:style-name="ce68"/>
          <table:table-cell table:style-name="ce72" table:formula="of:=[.F29]/[.$E29]" office:value-type="percentage" office:value="0">
            <text:p>0%</text:p>
          </table:table-cell>
          <table:table-cell table:style-name="ce72" table:formula="of:=[.G29]/[.$E29]" office:value-type="percentage" office:value="0">
            <text:p>0%</text:p>
          </table:table-cell>
          <table:table-cell table:style-name="ce72" table:formula="of:=[.H29]/[.$E29]" office:value-type="percentage" office:value="0">
            <text:p>0%</text:p>
          </table:table-cell>
          <table:table-cell table:style-name="ce72" table:formula="of:=[.I29]/[.$E29]" office:value-type="percentage" office:value="1">
            <text:p>100%</text:p>
          </table:table-cell>
          <table:table-cell table:style-name="ce78" table:formula="of:=IF(AND([.O29]&gt;=[.N29];ISBLANK([.K29]);ISBLANK([.L29]));1;0)" office:value-type="float" office:value="1">
            <text:p>1</text:p>
          </table:table-cell>
          <table:table-cell table:style-name="ce72" office:value-type="percentage" office:value="3">
            <text:p>300%</text:p>
          </table:table-cell>
          <table:table-cell table:style-name="ce72" table:formula="of:=SUM([.F29:.H29])/[.E29]" office:value-type="percentage" office:value="0">
            <text:p>0%</text:p>
          </table:table-cell>
          <table:table-cell table:style-name="ce82" table:formula="of:=[.T29]-[.U29]" office:value-type="percentage" office:value="3">
            <text:p>300%</text:p>
          </table:table-cell>
          <table:table-cell table:style-name="ce72" table:formula="of:=1-[.T29]" office:value-type="percentage" office:value="-2">
            <text:p>-200%</text:p>
          </table:table-cell>
          <table:table-cell table:style-name="ce83" table:formula="of:=[.E29]*[.T29]" office:value-type="float" office:value="3">
            <text:p>3</text:p>
          </table:table-cell>
          <table:table-cell table:style-name="ce83" table:formula="of:=SUM([.F29:.H29])" office:value-type="float" office:value="0">
            <text:p>0</text:p>
          </table:table-cell>
          <table:table-cell table:style-name="ce83" table:formula="of:=[.X29]-[.Y29]" office:value-type="float" office:value="3">
            <text:p>3</text:p>
          </table:table-cell>
          <table:table-cell table:style-name="ce85" table:formula="of:=[.E29]-[.X29]" office:value-type="float" office:value="-2">
            <text:p>-2</text:p>
          </table:table-cell>
          <table:table-cell table:style-name="ce87" table:formula="of:=SUM([.Y29:.AA29])" office:value-type="float" office:value="1">
            <text:p>1</text:p>
          </table:table-cell>
          <table:table-cell table:number-columns-repeated="996"/>
        </table:table-row>
        <table:table-row table:style-name="ro2" table:visibility="filter">
          <table:table-cell table:number-columns-repeated="2"/>
          <table:table-cell table:style-name="ce9" table:formula="of:=[.C12]" office:value-type="float" office:value="0">
            <text:p>0</text:p>
          </table:table-cell>
          <table:table-cell table:style-name="ce14" table:formula="of:=[.D12]" office:value-type="string" office:string-value="Modifier une annonce">
            <text:p>Modifier une annonce</text:p>
          </table:table-cell>
          <table:table-cell table:style-name="ce25" office:value-type="float" office:value="1">
            <text:p>1</text:p>
          </table:table-cell>
          <table:table-cell table:number-columns-repeated="3" table:style-name="ce35"/>
          <table:table-cell table:style-name="ce51" table:formula="of:=[.E30]-([.F30]+[.G30]+[.H30])" office:value-type="float" office:value="1">
            <text:p>1</text:p>
          </table:table-cell>
          <table:table-cell table:style-name="ce56" table:formula="of:=SUM([.K30:.M30])" office:value-type="float" office:value="0">
            <text:p>0</text:p>
          </table:table-cell>
          <table:table-cell table:number-columns-repeated="2" table:style-name="ce62"/>
          <table:table-cell table:style-name="ce66"/>
          <table:table-cell table:style-name="ce68"/>
          <table:table-cell table:style-name="ce72" table:formula="of:=[.F30]/[.$E30]" office:value-type="percentage" office:value="0">
            <text:p>0%</text:p>
          </table:table-cell>
          <table:table-cell table:style-name="ce72" table:formula="of:=[.G30]/[.$E30]" office:value-type="percentage" office:value="0">
            <text:p>0%</text:p>
          </table:table-cell>
          <table:table-cell table:style-name="ce72" table:formula="of:=[.H30]/[.$E30]" office:value-type="percentage" office:value="0">
            <text:p>0%</text:p>
          </table:table-cell>
          <table:table-cell table:style-name="ce72" table:formula="of:=[.I30]/[.$E30]" office:value-type="percentage" office:value="1">
            <text:p>100%</text:p>
          </table:table-cell>
          <table:table-cell table:style-name="ce78" table:formula="of:=IF(AND([.O30]&gt;=[.N30];ISBLANK([.K30]);ISBLANK([.L30]));1;0)" office:value-type="float" office:value="1">
            <text:p>1</text:p>
          </table:table-cell>
          <table:table-cell table:style-name="ce72" office:value-type="percentage" office:value="4">
            <text:p>400%</text:p>
          </table:table-cell>
          <table:table-cell table:style-name="ce72" table:formula="of:=SUM([.F30:.H30])/[.E30]" office:value-type="percentage" office:value="0">
            <text:p>0%</text:p>
          </table:table-cell>
          <table:table-cell table:style-name="ce82" table:formula="of:=[.T30]-[.U30]" office:value-type="percentage" office:value="4">
            <text:p>400%</text:p>
          </table:table-cell>
          <table:table-cell table:style-name="ce72" table:formula="of:=1-[.T30]" office:value-type="percentage" office:value="-3">
            <text:p>-300%</text:p>
          </table:table-cell>
          <table:table-cell table:style-name="ce83" table:formula="of:=[.E30]*[.T30]" office:value-type="float" office:value="4">
            <text:p>4</text:p>
          </table:table-cell>
          <table:table-cell table:style-name="ce83" table:formula="of:=SUM([.F30:.H30])" office:value-type="float" office:value="0">
            <text:p>0</text:p>
          </table:table-cell>
          <table:table-cell table:style-name="ce83" table:formula="of:=[.X30]-[.Y30]" office:value-type="float" office:value="4">
            <text:p>4</text:p>
          </table:table-cell>
          <table:table-cell table:style-name="ce85" table:formula="of:=[.E30]-[.X30]" office:value-type="float" office:value="-3">
            <text:p>-3</text:p>
          </table:table-cell>
          <table:table-cell table:style-name="ce87" table:formula="of:=SUM([.Y30:.AA30])"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9" table:formula="of:=[.C13]" office:value-type="string" office:string-value="Gestion des réservations">
            <text:p>Gestion des réservations</text:p>
          </table:table-cell>
          <table:table-cell table:style-name="ce14" table:formula="of:=[.D13]" office:value-type="string" office:string-value="Faire une demande de réservation">
            <text:p>Faire une demande de réservation</text:p>
          </table:table-cell>
          <table:table-cell table:style-name="ce25" office:value-type="float" office:value="10">
            <text:p>10</text:p>
          </table:table-cell>
          <table:table-cell table:style-name="ce35" office:value-type="float" office:value="10">
            <text:p>10</text:p>
          </table:table-cell>
          <table:table-cell table:number-columns-repeated="2" table:style-name="ce35"/>
          <table:table-cell table:style-name="ce51"/>
          <table:table-cell table:style-name="ce56" table:formula="of:=SUM([.K31:.M31])" office:value-type="float" office:value="1">
            <text:p>1</text:p>
          </table:table-cell>
          <table:table-cell table:number-columns-repeated="2" table:style-name="ce62"/>
          <table:table-cell table:style-name="ce66" office:value-type="float" office:value="1">
            <text:p>1</text:p>
          </table:table-cell>
          <table:table-cell table:style-name="ce68" office:value-type="percentage" office:value="1">
            <text:p>100%</text:p>
          </table:table-cell>
          <table:table-cell table:style-name="ce72" table:formula="of:=[.F31]/[.$E31]" office:value-type="percentage" office:value="1">
            <text:p>100%</text:p>
          </table:table-cell>
          <table:table-cell table:style-name="ce72" table:formula="of:=[.G31]/[.$E31]" office:value-type="percentage" office:value="0">
            <text:p>0%</text:p>
          </table:table-cell>
          <table:table-cell table:style-name="ce72" table:formula="of:=[.H31]/[.$E31]" office:value-type="percentage" office:value="0">
            <text:p>0%</text:p>
          </table:table-cell>
          <table:table-cell table:style-name="ce72" table:formula="of:=[.I31]/[.$E31]" office:value-type="percentage" office:value="0">
            <text:p>0%</text:p>
          </table:table-cell>
          <table:table-cell table:style-name="ce78" table:formula="of:=IF(AND([.O31]&gt;=[.N31];ISBLANK([.K31]);ISBLANK([.L31]));1;0)" office:value-type="float" office:value="1">
            <text:p>1</text:p>
          </table:table-cell>
          <table:table-cell table:style-name="ce72" office:value-type="percentage" office:value="1">
            <text:p>100%</text:p>
          </table:table-cell>
          <table:table-cell table:style-name="ce72" table:formula="of:=SUM([.F31:.H31])/[.E31]" office:value-type="percentage" office:value="1">
            <text:p>100%</text:p>
          </table:table-cell>
          <table:table-cell table:style-name="ce82" table:formula="of:=[.T31]-[.U31]" office:value-type="percentage" office:value="0">
            <text:p>0%</text:p>
          </table:table-cell>
          <table:table-cell table:style-name="ce72" table:formula="of:=1-[.T31]" office:value-type="percentage" office:value="0">
            <text:p>0%</text:p>
          </table:table-cell>
          <table:table-cell table:style-name="ce83" table:formula="of:=[.E31]*[.T31]" office:value-type="float" office:value="10">
            <text:p>10</text:p>
          </table:table-cell>
          <table:table-cell table:style-name="ce83" table:formula="of:=SUM([.F31:.H31])" office:value-type="float" office:value="10">
            <text:p>10</text:p>
          </table:table-cell>
          <table:table-cell table:style-name="ce83" table:formula="of:=[.X31]-[.Y31]" office:value-type="float" office:value="0">
            <text:p>0</text:p>
          </table:table-cell>
          <table:table-cell table:style-name="ce85" table:formula="of:=[.E31]-[.X31]" office:value-type="float" office:value="0">
            <text:p>0</text:p>
          </table:table-cell>
          <table:table-cell table:style-name="ce87" table:formula="of:=SUM([.Y31:.AA31])"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table:formula="of:=[.C14]" office:value-type="float" office:value="0">
            <text:p>0</text:p>
          </table:table-cell>
          <table:table-cell table:style-name="ce14" table:formula="of:=[.D14]" office:value-type="string" office:string-value="Répondre à une demande de réservation">
            <text:p>Répondre à une demande de réservation</text:p>
          </table:table-cell>
          <table:table-cell table:style-name="ce25" office:value-type="float" office:value="7">
            <text:p>7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style-name="ce51"/>
          <table:table-cell table:style-name="ce56" table:formula="of:=SUM([.K32:.M32])" office:value-type="float" office:value="2">
            <text:p>2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style-name="ce68" office:value-type="percentage" office:value="1">
            <text:p>100%</text:p>
          </table:table-cell>
          <table:table-cell table:style-name="ce72" table:formula="of:=[.F32]/[.$E32]" office:value-type="percentage" office:value="0.857142857142857">
            <text:p>86%</text:p>
          </table:table-cell>
          <table:table-cell table:style-name="ce72" table:formula="of:=[.G32]/[.$E32]" office:value-type="percentage" office:value="0.142857142857143">
            <text:p>14%</text:p>
          </table:table-cell>
          <table:table-cell table:style-name="ce72" table:formula="of:=[.H32]/[.$E32]" office:value-type="percentage" office:value="0">
            <text:p>0%</text:p>
          </table:table-cell>
          <table:table-cell table:style-name="ce72" table:formula="of:=[.I32]/[.$E32]" office:value-type="percentage" office:value="0">
            <text:p>0%</text:p>
          </table:table-cell>
          <table:table-cell table:style-name="ce78" table:formula="of:=IF(AND([.O32]&gt;=[.N32];ISBLANK([.K32]);ISBLANK([.L32]));1;0)" office:value-type="float" office:value="0">
            <text:p>0</text:p>
          </table:table-cell>
          <table:table-cell table:style-name="ce72" office:value-type="percentage" office:value="1">
            <text:p>100%</text:p>
          </table:table-cell>
          <table:table-cell table:style-name="ce72" table:formula="of:=SUM([.F32:.H32])/[.E32]" office:value-type="percentage" office:value="1">
            <text:p>100%</text:p>
          </table:table-cell>
          <table:table-cell table:style-name="ce82" table:formula="of:=[.T32]-[.U32]" office:value-type="percentage" office:value="0">
            <text:p>0%</text:p>
          </table:table-cell>
          <table:table-cell table:style-name="ce72" table:formula="of:=1-[.T32]" office:value-type="percentage" office:value="0">
            <text:p>0%</text:p>
          </table:table-cell>
          <table:table-cell table:style-name="ce83" table:formula="of:=[.E32]*[.T32]" office:value-type="float" office:value="7">
            <text:p>7</text:p>
          </table:table-cell>
          <table:table-cell table:style-name="ce83" table:formula="of:=SUM([.F32:.H32])" office:value-type="float" office:value="7">
            <text:p>7</text:p>
          </table:table-cell>
          <table:table-cell table:style-name="ce83" table:formula="of:=[.X32]-[.Y32]" office:value-type="float" office:value="0">
            <text:p>0</text:p>
          </table:table-cell>
          <table:table-cell table:style-name="ce85" table:formula="of:=[.E32]-[.X32]" office:value-type="float" office:value="0">
            <text:p>0</text:p>
          </table:table-cell>
          <table:table-cell table:style-name="ce87" table:formula="of:=SUM([.Y32:.AA32])"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8"/>
          <table:table-cell table:style-name="ce13" office:value-type="string">
            <text:p>TOTAL</text:p>
          </table:table-cell>
          <table:table-cell table:style-name="ce27" table:formula="of:=SUM([.E31:.E32])" office:value-type="float" office:value="17">
            <text:p>17</text:p>
          </table:table-cell>
          <table:table-cell table:style-name="ce37" table:formula="of:=SUM([.F22:.F32])" office:value-type="float" office:value="16">
            <text:p>16</text:p>
          </table:table-cell>
          <table:table-cell table:style-name="ce37" table:number-columns-repeated="2"/>
          <table:table-cell table:style-name="ce52"/>
          <table:table-cell table:style-name="ce57" table:formula="of:=SUM([.J22:.J32])" office:value-type="float" office:value="3">
            <text:p>3</text:p>
          </table:table-cell>
          <table:table-cell table:style-name="ce37"/>
          <table:table-cell table:style-name="ce37" office:value-type="float" office:value="1">
            <text:p>1</text:p>
          </table:table-cell>
          <table:table-cell table:style-name="ce52" table:formula="of:=SUM([.M25:.M32])" office:value-type="float" office:value="2">
            <text:p>2</text:p>
          </table:table-cell>
          <table:table-cell table:style-name="ce70" table:formula="of:=AVERAGE([.N22:.N32])" office:value-type="percentage" office:value="1">
            <text:p>100%</text:p>
          </table:table-cell>
          <table:table-cell table:style-name="ce46" table:formula="of:=AVERAGE([.O22:.O32])" office:value-type="percentage" office:value="0.168831168831169">
            <text:p>17%</text:p>
          </table:table-cell>
          <table:table-cell table:style-name="ce46" table:formula="of:=AVERAGE([.P22:.P32])" office:value-type="percentage" office:value="0.012987012987013">
            <text:p>1%</text:p>
          </table:table-cell>
          <table:table-cell table:style-name="ce46" table:formula="of:=AVERAGE([.Q22:.Q32])" office:value-type="percentage" office:value="0">
            <text:p>0%</text:p>
          </table:table-cell>
          <table:table-cell table:style-name="ce46" table:formula="of:=AVERAGE([.R22:.R32])" office:value-type="percentage" office:value="0.818181818181818">
            <text:p>82%</text:p>
          </table:table-cell>
          <table:table-cell table:style-name="ce79" table:formula="of:=SUM([.S22:.S32])" office:value-type="float" office:value="10">
            <text:p>10</text:p>
          </table:table-cell>
          <table:table-cell table:style-name="ce80" table:formula="of:=AVERAGE([.T31:.T32])" office:value-type="percentage" office:value="1">
            <text:p>100%</text:p>
          </table:table-cell>
          <table:table-cell table:style-name="ce80" table:formula="of:=AVERAGE([.U31:.U32])" office:value-type="percentage" office:value="1">
            <text:p>100%</text:p>
          </table:table-cell>
          <table:table-cell table:style-name="ce80" table:formula="of:=AVERAGE([.V31:.V32])" office:value-type="percentage" office:value="0">
            <text:p>0%</text:p>
          </table:table-cell>
          <table:table-cell table:style-name="ce80" table:formula="of:=AVERAGE([.W31:.W32])" office:value-type="percentage" office:value="0">
            <text:p>0%</text:p>
          </table:table-cell>
          <table:table-cell table:style-name="ce84" table:formula="of:=SUM([.X31:.X32])" office:value-type="float" office:value="17">
            <text:p>17</text:p>
          </table:table-cell>
          <table:table-cell table:style-name="ce84" table:formula="of:=SUM([.Y31:.Y32])" office:value-type="float" office:value="17">
            <text:p>17</text:p>
          </table:table-cell>
          <table:table-cell table:style-name="ce84" table:formula="of:=SUM([.Z31:.Z32])" office:value-type="float" office:value="0">
            <text:p>0</text:p>
          </table:table-cell>
          <table:table-cell table:style-name="ce86" table:formula="of:=SUM([.AA31:.AA32])" office:value-type="float" office:value="0">
            <text:p>0</text:p>
          </table:table-cell>
          <table:table-cell table:style-name="ce84" table:formula="of:=SUM([.Y33:.AA33])"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17" office:value-type="string">
            <text:p>NB Bogues créés</text:p>
          </table:table-cell>
          <table:table-cell table:style-name="ce11" table:number-columns-repeated="5"/>
          <table:table-cell table:style-name="ce58" office:value-type="float" office:value="3">
            <text:p>3</text:p>
          </table:table-cell>
          <table:table-cell table:style-name="ce11" table:number-columns-repeated="4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Données '.T65" table:end-x="1.978cm" table:end-y="0.321cm" draw:z-index="0" draw:name="Graphique 1" draw:style-name="gr1" draw:text-style-name="P1" svg:width="52.734cm" svg:height="14.137cm" svg:x="2.871cm" svg:y="0.01cm">
              <draw:object draw:notify-on-update-of-ranges="'Données '.D22:'Données '.D31 'Données '.O21:'Données '.O21 'Données '.O22:'Données '.O32 'Données '.P21:'Données '.P21 'Données '.P22:'Données '.P32 'Données '.Q21:'Données '.Q21 'Données '.Q22:'Données '.Q32 'Données '.R21:'Données '.R21 'Données '.R22:'Données '.R32 'Données '.K21:'Données '.K21 'Données '.K22:'Données '.K32 'Données '.L21:'Données '.L21 'Données '.L22:'Données '.L32 'Données '.M21:'Données '.M21 'Données '.M22:'Données '.M32 'Données '.N21:'Données '.N21 'Données '.N22:'Données '.N3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table:style-name="ce2" office:value-type="string" table:number-columns-spanned="3" table:number-rows-spanned="1">
            <text:p>AVANCEMENT DE LA CONFORMITE GLOBALE (QUALITE)</text:p>
          </table:table-cell>
          <table:covered-table-cell table:number-columns-repeated="2" table:style-name="ce6"/>
          <table:table-cell table:number-columns-repeated="4"/>
          <table:table-cell>
            <draw:frame table:end-cell-address="'Données '.L87" table:end-x="2.407cm" table:end-y="0.12cm" draw:z-index="1" draw:name="Graphique 7" draw:style-name="gr1" draw:text-style-name="P1" svg:width="13.5cm" svg:height="8.074cm" svg:x="0.069cm" svg:y="0.441cm">
              <draw:object draw:notify-on-update-of-ranges="'Données '.D73:'Données '.D74 'Données '.D73:'Données '.D73 'Données '.F73:'Données '.F7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1" office:value-type="string">
            <text:p>NB</text:p>
          </table:table-cell>
          <table:table-cell table:style-name="ce11" office:value-type="string">
            <text:p>Pourcentag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table:number-columns-spanned="1" table:number-rows-spanned="3">
            <text:p>Exigences</text:p>
          </table:table-cell>
          <table:table-cell office:value-type="string">
            <text:p>Toutes les exigences</text:p>
          </table:table-cell>
          <table:table-cell table:style-name="ce28" table:formula="of:=COUNTA([.D4:.D14])" office:value-type="float" office:value="11">
            <text:p>11</text:p>
          </table:table-cell>
          <table:table-cell table:style-name="ce38" office:value-type="percentage" office:value="1">
            <text:p>100%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11"/>
          <table:table-cell office:value-type="string">
            <text:p>Conformes</text:p>
          </table:table-cell>
          <table:table-cell table:style-name="ce28" table:formula="of:=[$'Données '.S33]" office:value-type="float" office:value="10">
            <text:p>10</text:p>
          </table:table-cell>
          <table:table-cell table:style-name="ce39" table:formula="of:=[.E73]/[.$E$72]" office:value-type="percentage" office:value="0.909090909090909">
            <text:p>91%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11"/>
          <table:table-cell office:value-type="string">
            <text:p>Non conformes</text:p>
          </table:table-cell>
          <table:table-cell table:style-name="ce28" table:formula="of:=+[.E72]-[.E73]" office:value-type="float" office:value="1">
            <text:p>1</text:p>
          </table:table-cell>
          <table:table-cell table:style-name="ce39" table:formula="of:=[.E74]/[.$E$72]" office:value-type="percentage" office:value="0.0909090909090909">
            <text:p>9%</text:p>
          </table:table-cell>
          <table:table-cell table:number-columns-repeated="1018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2" office:value-type="string" table:number-columns-spanned="3" table:number-rows-spanned="1">
            <text:p>AVANCEMENT GLOBAL DES TESTS (PROJET)</text:p>
          </table:table-cell>
          <table:covered-table-cell table:number-columns-repeated="2" table:style-name="ce6"/>
          <table:table-cell table:number-columns-repeated="4"/>
          <table:table-cell>
            <draw:frame table:end-cell-address="'Données '.L108" table:end-x="2.407cm" table:end-y="0.323cm" draw:z-index="2" draw:name="Chart 8" draw:style-name="gr1" draw:text-style-name="P1" svg:width="13.458cm" svg:height="8.771cm" svg:x="0.111cm" svg:y="0.441cm">
              <draw:object draw:notify-on-update-of-ranges="'Données '.D92:'Données '.D92 'Données '.D94:'Données '.D95 'Données '.F92:'Données '.F92 'Données '.F94:'Données '.F9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 table:number-columns-spanned="1" table:number-rows-spanned="4">
            <text:p>Tests</text:p>
          </table:table-cell>
          <table:table-cell table:style-name="ce18" office:value-type="string">
            <text:p>OK</text:p>
          </table:table-cell>
          <table:table-cell table:style-name="ce29"/>
          <table:table-cell table:style-name="ce40" table:formula="of:=[.J15]" office:value-type="percentage" office:value="1">
            <text:p>100%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11"/>
          <table:table-cell table:style-name="ce19" office:value-type="string">
            <text:p>Testé</text:p>
          </table:table-cell>
          <table:table-cell table:style-name="ce30"/>
          <table:table-cell table:style-name="ce41" table:formula="of:=[.G15]" office:value-type="percentage" office:value="1">
            <text:p>100%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11"/>
          <table:table-cell table:style-name="ce20" office:value-type="string">
            <text:p>Testé </text:p>
          </table:table-cell>
          <table:table-cell table:style-name="ce30"/>
          <table:table-cell table:style-name="ce42" table:formula="of:=[.F93]-[.F92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11"/>
          <table:table-cell table:style-name="ce21" office:value-type="string">
            <text:p>A tester</text:p>
          </table:table-cell>
          <table:table-cell table:style-name="ce31"/>
          <table:table-cell table:style-name="ce43" table:formula="of:=1-[.F93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/>
          <table:table-cell table:style-name="ce44" table:formula="of:=[.F92]+[.F94]+[.F95]" office:value-type="percentage" office:value="1">
            <text:p>100%</text:p>
          </table:table-cell>
          <table:table-cell table:number-columns-repeated="101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iagrammes" table:style-name="ta2" table:print="false">
        <table:table-column table:style-name="co2" table:number-columns-repeated="1024" table:default-cell-style-name="Excel_20_Built-in_20_Normal"/>
        <table:table-row table:style-name="ro1" table:number-rows-repeated="67">
          <table:table-cell table:number-columns-repeated="1024"/>
        </table:table-row>
        <table:table-row table:style-name="ro1">
          <table:table-cell>
            <draw:frame table:end-cell-address="Diagrammes.AF119" table:end-x="0.533cm" table:end-y="0.439cm" draw:z-index="0" draw:name="Graphique 1" draw:style-name="gr1" draw:text-style-name="P1" svg:width="63.676cm" svg:height="25.391cm" svg:x="1.792cm" svg:y="0.232cm">
              <draw:object draw:notify-on-update-of-ranges="'Données '.D22:'Données '.D27 'Données '.O21:'Données '.O21 'Données '.O22:'Données '.O27 'Données '.P21:'Données '.P21 'Données '.P22:'Données '.P27 'Données '.Q21:'Données '.Q21 'Données '.Q22:'Données '.Q27 'Données '.R21:'Données '.R21 'Données '.R22:'Données '.R27 'Données '.K21:'Données '.K21 'Données '.K22:'Données '.K27 'Données '.L21:'Données '.L21 'Données '.L22:'Données '.L27 'Données '.M21:'Données '.M21 'Données '.M22:'Données '.M27 'Données '.N21:'Données '.N21 'Données '.N22:'Données '.N2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65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Diagrammes.N172" table:end-x="1.587cm" table:end-y="0.104cm" draw:z-index="1" draw:name="Graphique 5" draw:style-name="gr1" draw:text-style-name="P1" svg:width="23.074cm" svg:height="18.462cm" svg:x="1.555cm" svg:y="0.406cm">
              <draw:object draw:notify-on-update-of-ranges="'Données '.D73:'Données '.D74 'Données '.D73:'Données '.D73 'Données '.F73:'Données '.F7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number-columns-repeated="14"/>
          <table:table-cell>
            <draw:frame table:end-cell-address="Diagrammes.AA172" table:end-x="1.056cm" table:end-y="0.216cm" draw:z-index="2" draw:name="Chart 8" draw:style-name="gr1" draw:text-style-name="P1" svg:width="24.493cm" svg:height="18.453cm" svg:x="1.7cm" svg:y="0.033cm">
              <draw:object draw:notify-on-update-of-ranges="'Données '.D92:'Données '.D92 'Données '.D94:'Données '.D95 'Données '.F92:'Données '.F92 'Données '.F94:'Données '.F9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9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bleau de bord" table:style-name="ta3" table:print="false">
        <table:table-column table:style-name="co2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>
            <draw:frame table:end-cell-address="'Tableau de bord'.Z39" table:end-x="1.831cm" table:end-y="0.139cm" draw:z-index="0" draw:name="Graphique 6" draw:style-name="gr1" draw:text-style-name="P1" svg:width="53.16cm" svg:height="17.977cm" svg:x="1.038cm" svg:y="0.433cm">
              <draw:object draw:notify-on-update-of-ranges="'Données '.D22:'Données '.D31 'Données '.O21:'Données '.O21 'Données '.O22:'Données '.O32 'Données '.P21:'Données '.P21 'Données '.P22:'Données '.P32 'Données '.Q21:'Données '.Q21 'Données '.Q22:'Données '.Q32 'Données '.R21:'Données '.R21 'Données '.R22:'Données '.R32 'Données '.K21:'Données '.K21 'Données '.K22:'Données '.K32 'Données '.L21:'Données '.L21 'Données '.L22:'Données '.L32 'Données '.M21:'Données '.M21 'Données '.M22:'Données '.M32 'Données '.N21:'Données '.N21 'Données '.N22:'Données '.N3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5"/>
          <table:table-cell>
            <draw:frame table:end-cell-address="'Tableau de bord'.AL39" table:end-x="1.589cm" table:end-y="0.308cm" draw:z-index="1" draw:name="Graphique 7" draw:style-name="gr1" draw:text-style-name="P1" svg:width="24.555cm" svg:height="18.146cm" svg:x="0.075cm" svg:y="0.433cm">
              <draw:object draw:notify-on-update-of-ranges="'Données '.D73:'Données '.D74 'Données '.D73:'Données '.D73 'Données '.F73:'Données '.F74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97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26"/>
          <table:table-cell>
            <draw:frame table:end-cell-address="'Tableau de bord'.AL84" table:end-x="1.589cm" table:end-y="0.334cm" draw:z-index="2" draw:name="Chart 8" draw:style-name="gr1" draw:text-style-name="P1" svg:width="24.555cm" svg:height="22.061cm" svg:x="0.075cm" svg:y="0cm">
              <draw:object draw:notify-on-update-of-ranges="'Données '.D92:'Données '.D92 'Données '.D94:'Données '.D95 'Données '.F92:'Données '.F92 'Données '.F94:'Données '.F95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97"/>
        </table:table-row>
        <table:table-row table:style-name="ro1" table:number-rows-repeated="137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Le système contient plus de fonctions </text:p>
          </table:table-cell>
          <table:table-cell table:number-columns-repeated="1014"/>
        </table:table-row>
        <table:table-row table:style-name="ro1">
          <table:table-cell table:number-columns-repeated="10"/>
          <table:table-cell office:value-type="string">
            <text:p>Mais fonctionne moins bien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Régréssion </text:p>
          </table:table-cell>
          <table:table-cell table:number-columns-repeated="1014"/>
        </table:table-row>
        <table:table-row table:style-name="ro1">
          <table:table-cell table:number-columns-repeated="10"/>
          <table:table-cell office:value-type="string">
            <text:p>Renvoyer <text:s/>des objets annoncés en CA</text:p>
          </table:table-cell>
          <table:table-cell table:number-columns-repeated="5"/>
          <table:table-cell office:value-type="string">
            <text:p>Traiter un objet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Renvoye des objets annoncé en commiss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Cadencement manue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Cadencement automatiqu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Affichage dans le PV des objets annoncés et non décidé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Confidentialité : Les objets non annoncés sont accessibles aux non auteur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Import</text:p>
          </table:table-cell>
          <table:table-cell office:value-type="string">
            <text:p>La liste des séances source contient des séances non archivées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Tests bloqués</text:p>
          </table:table-cell>
          <table:table-cell table:number-columns-repeated="1014"/>
        </table:table-row>
        <table:table-row table:style-name="ro1">
          <table:table-cell table:number-columns-repeated="10"/>
          <table:table-cell office:value-type="string">
            <text:p>Traitement des objets en Séance de commissi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raitement des tâches de commissio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raitement des objets renvoyés au CA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Explication potentielle : Ajout de nouvelles fonctions importante sans être couvertes par les tests automatisé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Fonctions ajoutées</text:p>
          </table:table-cell>
          <table:table-cell table:number-columns-repeated="1014"/>
        </table:table-row>
        <table:table-row table:style-name="ro1">
          <table:table-cell table:number-columns-repeated="10"/>
          <table:table-cell office:value-type="string">
            <text:p>Amélioration <text:s/>pour annoncer un objet et le décider lors de la même session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string">
            <text:p>Déplacer les objets entre rubriques</text:p>
          </table:table-cell>
          <table:table-cell table:number-columns-repeated="1012"/>
        </table:table-row>
        <table:table-row table:style-name="ro1">
          <table:table-cell table:number-columns-repeated="12"/>
          <table:table-cell office:value-type="string">
            <text:p>MAJ des décision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MAJ des routages KO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Roles et accès des participants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string">
            <text:p>Président ne peut modiier l'ordre du jour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>
            <text:p>Points OJ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string">
            <text:p>Décision sans routag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>
            <text:p>Commentaires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string">
            <text:p>Sans décision ni routag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>
            <text:p>Confidentialité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string">
            <text:p>PV</text:p>
          </table:table-cell>
          <table:table-cell office:value-type="string">
            <text:p>objets annoncés ne sont pas visible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Onglet Décision</text:p>
          </table:table-cell>
          <table:table-cell table:number-columns-repeated="1012"/>
        </table:table-row>
        <table:table-row table:style-name="ro1">
          <table:table-cell table:number-columns-repeated="12"/>
          <table:table-cell office:value-type="string">
            <text:p>objets non annoncés sont visible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Onglet Ordre du jour</text:p>
          </table:table-cell>
          <table:table-cell table:number-columns-repeated="1012"/>
        </table:table-row>
        <table:table-row table:style-name="ro1">
          <table:table-cell table:number-columns-repeated="12"/>
          <table:table-cell office:value-type="string">
            <text:p>CM et CA peuvent voir des objets non annoncé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Renvoi en commission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string">
            <text:p>KO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>
            <text:p>Renvoi au CA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string">
            <text:p>KO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>
            <text:p>3.4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Préparation </text:p>
          </table:table-cell>
          <table:table-cell office:value-type="string">
            <text:p>Report des notes entre séances plénière, causcus, bureau, commission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Annonces</text:p>
          </table:table-cell>
          <table:table-cell office:value-type="string">
            <text:p>Annoncer et décider un objet dans la même session, modification de la liste des décisions suite au changement de rubriqu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OJ</text:p>
          </table:table-cell>
          <table:table-cell office:value-type="string">
            <text:p>Instabilité non reproductible lors des imports : risque perte de données ou d'ordre des points de l'OJ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Suivi</text:p>
          </table:table-cell>
          <table:table-cell office:value-type="string">
            <text:p>Gérer les décisions des annonces, des points et des commentaires 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Commission</text:p>
          </table:table-cell>
          <table:table-cell office:value-type="string">
            <text:p>Rôles des participants, attendu des utilisateurs peut changer : création des tâches, saisie des décisions, informations à tracer dans un PV de commission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Bureau</text:p>
          </table:table-cell>
          <table:table-cell office:value-type="string">
            <text:p>Le spécifié fonctionne mais risque de demande d'évolution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Caucus</text:p>
          </table:table-cell>
          <table:table-cell office:value-type="string">
            <text:p>Le spécifié fonctionne mais risque de demande d'évolutio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Changements à venir dans le périmètre fonctionnel + qq Tickets aléatoires </text:p>
          </table:table-cell>
          <table:table-cell table:number-columns-repeated="1014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_xlchart.v1.0" table:base-cell-address="$'Données '.$A$1" table:cell-range-address="$'Données '.$C$4:.$D$14"/>
        <table:named-range table:name="_xlchart.v1.1" table:base-cell-address="$'Données '.$A$1" table:cell-range-address="$'Données '.$E$4:.$E$14"/>
        <table:named-range table:name="_xlchart.v1.10" table:base-cell-address="$'Données '.$A$1" table:cell-range-address="$'Données '.$C$4:.$D$14"/>
        <table:named-range table:name="_xlchart.v1.11" table:base-cell-address="$'Données '.$A$1" table:cell-range-address="$'Données '.$E$4:.$E$14"/>
        <table:named-range table:name="_xlchart.v1.12" table:base-cell-address="$'Données '.$A$1" table:cell-range-address="$'Données '.$C$4:.$D$14"/>
        <table:named-range table:name="_xlchart.v1.13" table:base-cell-address="$'Données '.$A$1" table:cell-range-address="$'Données '.$E$4:.$E$14"/>
        <table:named-range table:name="_xlchart.v1.14" table:base-cell-address="$'Données '.$A$1" table:cell-range-address="$'Données '.$C$4:.$D$14"/>
        <table:named-range table:name="_xlchart.v1.15" table:base-cell-address="$'Données '.$A$1" table:cell-range-address="$'Données '.$E$4:.$E$14"/>
        <table:named-range table:name="_xlchart.v1.16" table:base-cell-address="$'Données '.$A$1" table:cell-range-address="$'Données '.$C$4:.$D$14"/>
        <table:named-range table:name="_xlchart.v1.17" table:base-cell-address="$'Données '.$A$1" table:cell-range-address="$'Données '.$E$4:.$E$14"/>
        <table:named-range table:name="_xlchart.v1.18" table:base-cell-address="$'Données '.$A$1" table:cell-range-address="$'Données '.$C$4:.$D$14"/>
        <table:named-range table:name="_xlchart.v1.19" table:base-cell-address="$'Données '.$A$1" table:cell-range-address="$'Données '.$E$4:.$E$14"/>
        <table:named-range table:name="_xlchart.v1.2" table:base-cell-address="$'Données '.$A$1" table:cell-range-address="$'Données '.$C$4:.$D$14"/>
        <table:named-range table:name="_xlchart.v1.3" table:base-cell-address="$'Données '.$A$1" table:cell-range-address="$'Données '.$E$4:.$E$14"/>
        <table:named-range table:name="_xlchart.v1.4" table:base-cell-address="$'Données '.$A$1" table:cell-range-address="$'Données '.$C$4:.$D$14"/>
        <table:named-range table:name="_xlchart.v1.5" table:base-cell-address="$'Données '.$A$1" table:cell-range-address="$'Données '.$E$4:.$E$14"/>
        <table:named-range table:name="_xlchart.v1.6" table:base-cell-address="$'Données '.$A$1" table:cell-range-address="$'Données '.$C$4:.$D$14"/>
        <table:named-range table:name="_xlchart.v1.7" table:base-cell-address="$'Données '.$A$1" table:cell-range-address="$'Données '.$E$4:.$E$14"/>
        <table:named-range table:name="_xlchart.v1.8" table:base-cell-address="$'Données '.$A$1" table:cell-range-address="$'Données '.$C$4:.$D$14"/>
        <table:named-range table:name="_xlchart.v1.9" table:base-cell-address="$'Données '.$A$1" table:cell-range-address="$'Données '.$E$4:.$E$14"/>
      </table:named-expressions>
      <table:database-ranges>
        <table:database-range table:target-range-address="'Données '.C20:'Données '.AB32" table:contains-header="false">
          <table:filter>
            <table:filter-or>
              <table:filter-condition table:field-number="1" table:value="Exigences" table:operator="="/>
              <table:filter-condition table:field-number="1" table:value="Faire une demande de réservation" table:operator="="/>
              <table:filter-condition table:field-number="1" table:value="Répondre à une demande de réservation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ConditionalStyle_5f_3" style:display-name="ConditionalStyle_3" style:family="table-cell" style:parent-style-name="Default">
      <style:table-cell-properties fo:background-color="#00b050"/>
      <style:text-properties style:text-line-through-style="none"/>
    </style:style>
    <style:style style:name="ConditionalStyle_5f_2" style:display-name="ConditionalStyle_2" style:family="table-cell" style:parent-style-name="Default">
      <style:table-cell-properties fo:background-color="#00b050"/>
      <style:text-properties style:text-line-through-style="none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ffff" style:text-line-through-style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0">10/05/2025</text:date>, <text:time>12:1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onnées_20_" style:display-name="PageStyle_Donnée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s" style:display-name="PageStyle_Diagram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de_20_bord" style:display-name="PageStyle_Tableau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0T12:14:38.75</dc:date>
    <meta:generator>OpenOffice/4.1.9$Win32 OpenOffice.org_project/419m1$Build-9805</meta:generator>
    <meta:editing-duration>PT2H34S</meta:editing-duration>
    <meta:editing-cycles>46</meta:editing-cycles>
    <meta:document-statistic meta:table-count="3" meta:cell-count="52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3" style:family="chart">
      <style:chart-properties chart:percentage="true" chart:symbol-type="automatic" chart:include-hidden-cells="false" chart:auto-position="true" chart:auto-size="true" chart:treat-empty-cells="leave-gap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10">
      <style:chart-properties chart:display-label="true" chart:tick-marks-major-inner="false" chart:tick-marks-major-outer="false" chart:logarithmic="false" chart:gap-width="55" chart:overlap="100" chart:reverse-direction="false" text:line-break="false" chart:axis-position="0" chart:tick-mark-position="at-axis" style:rotation-angle="280"/>
      <style:graphic-properties draw:stroke="none" svg:stroke-width="0.026cm" svg:stroke-color="#b3b3b3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8010">
      <style:chart-properties chart:display-label="true" chart:logarithmic="false" chart:maximum="20" chart:gap-width="55" chart:overlap="100" chart:reverse-direction="false" text:line-break="false" chart:axis-position="end" chart:tick-mark-position="at-axis" style:rotation-angle="280"/>
      <style:graphic-properties draw:stroke="none" svg:stroke-width="0.026cm" svg:stroke-color="#b3b3b3"/>
      <style:text-properties fo:color="#000000" fo:font-family="Calibri" fo:font-size="9pt" style:font-size-asian="9pt" style:font-size-complex="9pt"/>
    </style:style>
    <style:style style:name="ch9" style:family="chart" style:data-style-name="N8010">
      <style:chart-properties chart:symbol-type="automatic" chart:symbol-width="0.157cm" chart:symbol-height="0.157cm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92d050"/>
      <style:text-properties fo:color="#000000" fo:font-family="Calibri" fo:font-size="9pt" style:font-size-asian="9pt" style:font-size-complex="9pt"/>
    </style:style>
    <style:style style:name="ch10" style:family="chart" style:data-style-name="N8010">
      <style:chart-properties chart:symbol-type="automatic" chart:symbol-width="0.157cm" chart:symbol-height="0.157cm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e6b9b8"/>
      <style:text-properties fo:color="#000000" fo:font-family="Calibri" fo:font-size="9pt" style:font-size-asian="9pt" style:font-size-complex="9pt"/>
    </style:style>
    <style:style style:name="ch11" style:family="chart" style:data-style-name="N8010">
      <style:chart-properties chart:symbol-type="automatic" chart:symbol-width="0.157cm" chart:symbol-height="0.157cm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9pt" style:font-size-asian="9pt" style:font-size-complex="9pt"/>
    </style:style>
    <style:style style:name="ch12" style:family="chart" style:data-style-name="N8010">
      <style:chart-properties chart:symbol-type="automatic" chart:symbol-width="0.157cm" chart:symbol-height="0.157cm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dbeef4"/>
      <style:text-properties fo:color="#000000" fo:font-family="Calibri" fo:font-size="9pt" style:font-size-asian="9pt" style:font-size-complex="9pt"/>
    </style:style>
    <style:style style:name="ch13" style:family="chart" style:data-style-name="N0">
      <style:chart-properties chart:symbol-type="automatic" chart:symbol-width="0.157cm" chart:symbol-height="0.157cm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ff0000"/>
      <style:text-properties fo:color="#000000" fo:font-family="Calibri" fo:font-size="9pt" style:font-size-asian="9pt" style:font-size-complex="9pt"/>
    </style:style>
    <style:style style:name="ch14" style:family="chart" style:data-style-name="N8000">
      <style:chart-properties chart:symbol-type="automatic" chart:symbol-width="0.157cm" chart:symbol-height="0.157cm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ff9900"/>
      <style:text-properties fo:color="#000000" fo:font-family="Calibri" fo:font-size="9pt" style:font-size-asian="9pt" style:font-size-complex="9pt"/>
    </style:style>
    <style:style style:name="ch15" style:family="chart" style:data-style-name="N8000">
      <style:chart-properties chart:symbol-type="automatic" chart:symbol-width="0.157cm" chart:symbol-height="0.157cm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8eb4e3"/>
      <style:text-properties fo:color="#000000" fo:font-family="Calibri" fo:font-size="9pt" style:font-size-asian="9pt" style:font-size-complex="9pt"/>
    </style:style>
    <style:style style:name="ch16" style:family="chart" style:data-style-name="N8010">
      <style:chart-properties chart:symbol-type="named-symbol" chart:symbol-name="horizontal-bar" chart:symbol-width="1.023cm" chart:symbol-height="1.023cm"/>
      <style:graphic-properties draw:stroke="none" svg:stroke-width="0.079cm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52.735cm" svg:height="14.138cm" xlink:href=".." xlink:type="simple" chart:class="chart:bar" chart:style-name="ch1">
        <chart:legend chart:legend-position="bottom" svg:x="18.767cm" svg:y="13.382cm" style:legend-expansion="wide" chart:style-name="ch2"/>
        <chart:plot-area chart:style-name="ch3" table:cell-range-address="'Données '.D22:'Données '.D31 'Données '.K21:'Données '.R32" chart:data-source-has-labels="both" svg:x="1.504cm" svg:y="1.263cm" svg:width="49.123cm" svg:height="11.417cm">
          <chartooo:coordinate-region svg:x="2.094cm" svg:y="2.001cm" svg:width="47.767cm" svg:height="5.589cm"/>
          <chart:axis chart:dimension="x" chart:name="primary-x" chart:style-name="ch4" chartooo:axis-type="auto">
            <chartooo:date-scale/>
            <chart:categories table:cell-range-address="'Données '.D22:'Données '.D31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Données '.O22:'Données '.O32" chart:label-cell-address="'Données '.O21:'Données '.O21" chart:class="chart:bar">
            <chart:data-point chart:repeated="2"/>
          </chart:series>
          <chart:series chart:attached-axis="primary-y" chart:style-name="ch10" chart:values-cell-range-address="'Données '.P22:'Données '.P32" chart:label-cell-address="'Données '.P21:'Données '.P21" chart:class="chart:bar">
            <chart:data-point chart:repeated="2"/>
          </chart:series>
          <chart:series chart:attached-axis="primary-y" chart:style-name="ch11" chart:values-cell-range-address="'Données '.Q22:'Données '.Q32" chart:label-cell-address="'Données '.Q21:'Données '.Q21" chart:class="chart:bar">
            <chart:data-point chart:repeated="2"/>
          </chart:series>
          <chart:series chart:attached-axis="primary-y" chart:style-name="ch12" chart:values-cell-range-address="'Données '.R22:'Données '.R32" chart:label-cell-address="'Données '.R21:'Données '.R21" chart:class="chart:bar">
            <chart:data-point chart:repeated="2"/>
          </chart:series>
          <chart:series chart:attached-axis="secondary-y" chart:style-name="ch13" chart:values-cell-range-address="'Données '.K22:'Données '.K32" chart:label-cell-address="'Données '.K21:'Données '.K21" chart:class="chart:bar">
            <chart:data-point chart:repeated="2"/>
          </chart:series>
          <chart:series chart:attached-axis="secondary-y" chart:style-name="ch14" chart:values-cell-range-address="'Données '.L22:'Données '.L32" chart:label-cell-address="'Données '.L21:'Données '.L21" chart:class="chart:bar">
            <chart:data-point chart:repeated="2"/>
          </chart:series>
          <chart:series chart:attached-axis="secondary-y" chart:style-name="ch15" chart:values-cell-range-address="'Données '.M22:'Données '.M32" chart:label-cell-address="'Données '.M21:'Données '.M21" chart:class="chart:bar">
            <chart:data-point chart:repeated="2"/>
          </chart:series>
          <chart:series chart:attached-axis="primary-y" chart:style-name="ch16" chart:values-cell-range-address="'Données '.N22:'Données '.N32" chart:label-cell-address="'Données '.N21:'Données '.N21" chart:class="chart:line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OK</text:p>
                <draw:g>
                  <svg:desc>'Données '.O21:'Données '.O21</svg:desc>
                </draw:g>
              </table:table-cell>
              <table:table-cell office:value-type="string">
                <text:p>% KO</text:p>
                <draw:g>
                  <svg:desc>'Données '.P21:'Données '.P21</svg:desc>
                </draw:g>
              </table:table-cell>
              <table:table-cell office:value-type="string">
                <text:p>% Non Testable</text:p>
                <draw:g>
                  <svg:desc>'Données '.Q21:'Données '.Q21</svg:desc>
                </draw:g>
              </table:table-cell>
              <table:table-cell office:value-type="string">
                <text:p>% Non Exécuté</text:p>
                <draw:g>
                  <svg:desc>'Données '.R21:'Données '.R21</svg:desc>
                </draw:g>
              </table:table-cell>
              <table:table-cell office:value-type="string">
                <text:p>Bloquantes</text:p>
                <draw:g>
                  <svg:desc>'Données '.K21:'Données '.K21</svg:desc>
                </draw:g>
              </table:table-cell>
              <table:table-cell office:value-type="string">
                <text:p>Majeures</text:p>
                <draw:g>
                  <svg:desc>'Données '.L21:'Données '.L21</svg:desc>
                </draw:g>
              </table:table-cell>
              <table:table-cell office:value-type="string">
                <text:p>Mineures</text:p>
                <draw:g>
                  <svg:desc>'Données '.M21:'Données '.M21</svg:desc>
                </draw:g>
              </table:table-cell>
              <table:table-cell office:value-type="string">
                <text:p>Objectif</text:p>
                <draw:g>
                  <svg:desc>'Données '.N21:'Données '.N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ire une demande de réservation</text:p>
                <draw:g>
                  <svg:desc>'Données '.D22:'Données '.D31</svg:desc>
                </draw:g>
              </table:table-cell>
              <table:table-cell office:value-type="float" office:value="1">
                <text:p>1</text:p>
                <draw:g>
                  <svg:desc>'Données '.O22:'Données '.O32</svg:desc>
                </draw:g>
              </table:table-cell>
              <table:table-cell office:value-type="float" office:value="0">
                <text:p>0</text:p>
                <draw:g>
                  <svg:desc>'Données '.P22:'Données '.P32</svg:desc>
                </draw:g>
              </table:table-cell>
              <table:table-cell office:value-type="float" office:value="0">
                <text:p>0</text:p>
                <draw:g>
                  <svg:desc>'Données '.Q22:'Données '.Q32</svg:desc>
                </draw:g>
              </table:table-cell>
              <table:table-cell office:value-type="float" office:value="0">
                <text:p>0</text:p>
                <draw:g>
                  <svg:desc>'Données '.R22:'Données '.R32</svg:desc>
                </draw:g>
              </table:table-cell>
              <table:table-cell office:value-type="float" office:value="NaN">
                <text:p>NaN</text:p>
                <draw:g>
                  <svg:desc>'Données '.K22:'Données '.K32</svg:desc>
                </draw:g>
              </table:table-cell>
              <table:table-cell office:value-type="float" office:value="NaN">
                <text:p>NaN</text:p>
                <draw:g>
                  <svg:desc>'Données '.L22:'Données '.L32</svg:desc>
                </draw:g>
              </table:table-cell>
              <table:table-cell office:value-type="float" office:value="1">
                <text:p>1</text:p>
                <draw:g>
                  <svg:desc>'Données '.M22:'Données '.M32</svg:desc>
                </draw:g>
              </table:table-cell>
              <table:table-cell office:value-type="float" office:value="1">
                <text:p>1</text:p>
                <draw:g>
                  <svg:desc>'Données '.N22:'Données '.N32</svg:desc>
                </draw:g>
              </table:table-cell>
            </table:table-row>
            <table:table-row>
              <table:table-cell office:value-type="string"/>
              <table:table-cell office:value-type="float" office:value="0.857142857142857">
                <text:p>0.85714285714285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tru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1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10">
      <style:chart-properties chart:data-label-number="value" chart:data-label-text="true" chart:data-label-symbol="false" chart:label-position="inside">
        <chart:label-separator>
          <text:p><text:line-break/></text:p>
        </chart:label-separator>
      </style:chart-properties>
      <style:graphic-properties draw:stroke="none" draw:fill-color="#4f81bd"/>
      <style:text-properties fo:color="#000000" fo:font-family="Calibri" fo:font-size="12pt" style:font-size-asian="12pt" style:font-size-complex="12pt"/>
    </style:style>
    <style:style style:name="ch8" style:family="chart">
      <style:chart-properties chart:solid-type="cuboid"/>
      <style:graphic-properties draw:stroke="solid" svg:stroke-width="0.053cm" svg:stroke-color="#ffffff" draw:fill-color="#00b050"/>
    </style:style>
    <style:style style:name="ch9" style:family="chart">
      <style:chart-properties chart:solid-type="cuboid" chart:label-position="avoid-overlap"/>
      <style:graphic-properties draw:stroke="solid" svg:stroke-width="0.053cm" svg:stroke-color="#ffffff" draw:fill-color="#d9d9d9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501cm" svg:height="8.075cm" xlink:href=".." xlink:type="simple" chart:class="chart:circle" chart:style-name="ch1">
        <chart:title svg:x="2.507cm" svg:y="0.297cm" chart:style-name="ch2">
          <text:p>LA CONFORMITE ACTUELLE DU PRODUIT</text:p>
        </chart:title>
        <chart:legend chart:legend-position="bottom" svg:x="4.397cm" svg:y="7.319cm" style:legend-expansion="wide" chart:style-name="ch3"/>
        <chart:plot-area chart:style-name="ch4" table:cell-range-address="'Données '.D73:'Données '.D74 'Données '.F73:'Données '.F74" chart:data-source-has-labels="both" svg:x="0.27cm" svg:y="1.524cm" svg:width="12.961cm" svg:height="5.634cm">
          <chartooo:coordinate-region svg:x="4.717cm" svg:y="2.637cm" svg:width="4.521cm" svg:height="4.521cm"/>
          <chart:axis chart:dimension="x" chart:name="primary-x" chart:style-name="ch5" chartooo:axis-type="text">
            <chart:categories table:cell-range-address="'Données '.D73:'Données '.D74"/>
          </chart:axis>
          <chart:axis chart:dimension="y" chart:name="primary-y" chart:style-name="ch6"/>
          <chart:series chart:style-name="ch7" chart:values-cell-range-address="'Données '.F73:'Données '.F74" chart:label-cell-address="'Données '.D73:'Données '.D7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ormes</text:p>
                <draw:g>
                  <svg:desc>'Données '.D73:'Données '.D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formes</text:p>
                <draw:g>
                  <svg:desc>'Données '.D73:'Données '.D74</svg:desc>
                </draw:g>
              </table:table-cell>
              <table:table-cell office:value-type="float" office:value="0.909090909090909">
                <text:p>0.909090909090909</text:p>
                <draw:g>
                  <svg:desc>'Données '.F73:'Données '.F74</svg:desc>
                </draw:g>
              </table:table-cell>
            </table:table-row>
            <table:table-row>
              <table:table-cell office:value-type="string">
                <text:p>Non conformes</text:p>
              </table:table-cell>
              <table:table-cell office:value-type="float" office:value="0.0909090909090909">
                <text:p>0.0909090909090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tru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1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10">
      <style:chart-properties chart:data-label-number="percentage" chart:data-label-text="tru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9pt" style:font-size-asian="9pt" style:font-size-complex="9pt"/>
    </style:style>
    <style:style style:name="ch8" style:family="chart">
      <style:chart-properties chart:solid-type="cuboid"/>
      <style:graphic-properties draw:stroke="solid" svg:stroke-width="0.053cm" svg:stroke-color="#ffffff" draw:fill-color="#92d050"/>
    </style:style>
    <style:style style:name="ch9" style:family="chart">
      <style:chart-properties chart:solid-type="cuboid"/>
      <style:graphic-properties draw:stroke="solid" svg:stroke-width="0.053cm" svg:stroke-color="#ffffff" draw:fill-color="#dce6f2"/>
    </style:style>
    <style:style style:name="ch10" style:family="chart">
      <style:chart-properties chart:solid-type="cuboid"/>
      <style:graphic-properties draw:stroke="solid" svg:stroke-width="0.053cm" svg:stroke-color="#ffffff" draw:fill-color="#c4bd97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59cm" svg:height="8.772cm" xlink:href=".." xlink:type="simple" chart:class="chart:ring" chart:style-name="ch1">
        <chart:title svg:x="4.034cm" svg:y="0.311cm" chart:style-name="ch2">
          <text:p>AVANCEMENT DES TESTS </text:p>
        </chart:title>
        <chart:legend chart:legend-position="end" svg:x="11.638cm" svg:y="3.629cm" style:legend-expansion="high" chart:style-name="ch3"/>
        <chart:plot-area chart:style-name="ch4" table:cell-range-address="'Données '.D92:'Données '.D92 'Données '.D94:'Données '.D95 'Données '.F92:'Données '.F92 'Données '.F94:'Données '.F95" chart:data-source-has-labels="column" svg:x="0.269cm" svg:y="1.566cm" svg:width="11.1cm" svg:height="7.031cm">
          <chartooo:coordinate-region svg:x="2.304cm" svg:y="1.567cm" svg:width="7.03cm" svg:height="7.03cm"/>
          <chart:axis chart:dimension="x" chart:name="primary-x" chart:style-name="ch5" chartooo:axis-type="text">
            <chart:categories table:cell-range-address="'Données '.D92:'Données '.D92 'Données '.D94:'Données '.D95"/>
          </chart:axis>
          <chart:axis chart:dimension="y" chart:name="primary-y" chart:style-name="ch6"/>
          <chart:series chart:style-name="ch7" chart:values-cell-range-address="'Données '.F92:'Données '.F92 'Données '.F94:'Données '.F9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 Colonne F</text:p>
              </table:table-cell>
            </table:table-row>
          </table:table-header-rows>
          <table:table-rows>
            <table:table-row>
              <table:table-cell office:value-type="string">
                <text:p>OK</text:p>
                <draw:g>
                  <svg:desc>'Données '.D92:'Données '.D92 'Données '.D94:'Données '.D95</svg:desc>
                </draw:g>
              </table:table-cell>
              <table:table-cell office:value-type="float" office:value="1">
                <text:p>1</text:p>
                <draw:g>
                  <svg:desc>'Données '.F92:'Données '.F92 'Données '.F94:'Données '.F95</svg:desc>
                </draw:g>
              </table:table-cell>
            </table:table-row>
            <table:table-row>
              <table:table-cell office:value-type="string">
                <text:p>Testé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 tes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fo:font-family="Calibri" fo:font-size="14pt" style:font-size-asian="14pt" style:font-size-complex="14pt"/>
    </style:style>
    <style:style style:name="ch3" style:family="chart">
      <style:chart-properties chart:percentage="true" chart:symbol-type="automatic" chart:include-hidden-cells="false" chart:treat-empty-cells="leave-gap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d9d9d9"/>
      <style:text-properties fo:color="#000000" fo:font-family="Calibri" fo:font-size="14pt" style:font-size-asian="14pt" style:font-size-complex="14pt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4pt" style:font-size-asian="14pt" style:font-size-complex="14pt"/>
    </style:style>
    <style:style style:name="ch6" style:family="chart" style:data-style-name="N8010">
      <style:chart-properties chart:display-label="true" chart:tick-marks-major-inner="false" chart:tick-marks-major-outer="false" chart:logarithmic="false" chart:gap-width="55" chart:overlap="100" chart:reverse-direction="false" text:line-break="false" chart:axis-position="0" chart:tick-mark-position="at-axis" style:rotation-angle="280"/>
      <style:graphic-properties draw:stroke="none" svg:stroke-width="0.026cm" svg:stroke-color="#b3b3b3"/>
      <style:text-properties fo:color="#000000" fo:font-family="Calibri" fo:font-size="14pt" style:font-size-asian="14pt" style:font-size-complex="14pt"/>
    </style:style>
    <style:style style:name="ch7" style:family="chart">
      <style:graphic-properties svg:stroke-width="0.026cm" svg:stroke-color="#d9d9d9"/>
    </style:style>
    <style:style style:name="ch8" style:family="chart" style:data-style-name="N8010">
      <style:chart-properties chart:display-label="true" chart:logarithmic="false" chart:maximum="10" chart:gap-width="55" chart:overlap="100" chart:reverse-direction="false" text:line-break="false" chart:axis-position="end" chart:tick-mark-position="at-axis" style:rotation-angle="280"/>
      <style:graphic-properties draw:stroke="none" svg:stroke-width="0.026cm" svg:stroke-color="#b3b3b3"/>
      <style:text-properties fo:color="#000000" fo:font-family="Calibri" fo:font-size="14pt" style:font-size-asian="14pt" style:font-size-complex="14pt"/>
    </style:style>
    <style:style style:name="ch9" style:family="chart" style:data-style-name="N8010">
      <style:chart-properties chart:symbol-type="automatic" chart:symbol-width="0.507cm" chart:symbol-height="0.507cm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86ae2c"/>
      <style:text-properties fo:color="#000000" fo:font-family="Calibri" fo:font-size="14pt" style:font-size-asian="14pt" style:font-size-complex="14pt"/>
    </style:style>
    <style:style style:name="ch10" style:family="chart" style:data-style-name="N8010">
      <style:chart-properties chart:symbol-type="automatic" chart:symbol-width="0.507cm" chart:symbol-height="0.507cm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e6b9b8"/>
      <style:text-properties fo:color="#000000" fo:font-family="Calibri" fo:font-size="14pt" style:font-size-asian="14pt" style:font-size-complex="14pt"/>
    </style:style>
    <style:style style:name="ch11" style:family="chart" style:data-style-name="N8010">
      <style:chart-properties chart:symbol-type="automatic" chart:symbol-width="0.507cm" chart:symbol-height="0.507cm"/>
      <style:graphic-properties draw:stroke="none" draw:fill-color="#f79646"/>
      <style:text-properties fo:font-size="10pt" style:font-size-asian="10pt" style:font-size-complex="10pt"/>
    </style:style>
    <style:style style:name="ch12" style:family="chart" style:data-style-name="N8010">
      <style:chart-properties chart:symbol-type="automatic" chart:symbol-width="0.507cm" chart:symbol-height="0.507cm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dbeef4"/>
      <style:text-properties fo:color="#000000" fo:font-family="Calibri" fo:font-size="14pt" style:font-size-asian="14pt" style:font-size-complex="14pt"/>
    </style:style>
    <style:style style:name="ch13" style:family="chart" style:data-style-name="N0">
      <style:chart-properties chart:symbol-type="automatic" chart:symbol-width="0.507cm" chart:symbol-height="0.507cm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-color="#ff0000"/>
      <style:text-properties fo:color="#000000" fo:font-family="Calibri" fo:font-size="14pt" style:font-size-asian="14pt" style:font-size-complex="14pt"/>
    </style:style>
    <style:style style:name="ch14" style:family="chart" style:data-style-name="N0">
      <style:chart-properties chart:symbol-type="automatic" chart:symbol-width="0.507cm" chart:symbol-height="0.507cm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-color="#ff9900"/>
      <style:text-properties fo:color="#000000" fo:font-family="Calibri" fo:font-size="14pt" style:font-size-asian="14pt" style:font-size-complex="14pt"/>
    </style:style>
    <style:style style:name="ch15" style:family="chart" style:data-style-name="N0">
      <style:chart-properties chart:symbol-type="automatic" chart:symbol-width="0.507cm" chart:symbol-height="0.507cm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-color="#8eb4e3"/>
      <style:text-properties fo:color="#000000" fo:font-family="Calibri" fo:font-size="14pt" style:font-size-asian="14pt" style:font-size-complex="14pt"/>
    </style:style>
    <style:style style:name="ch16" style:family="chart" style:data-style-name="N0">
      <style:chart-properties chart:symbol-type="named-symbol" chart:symbol-name="horizontal-bar" chart:symbol-width="2.187cm" chart:symbol-height="2.187cm"/>
      <style:graphic-properties draw:stroke="none" svg:stroke-width="0.079cm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63.677cm" svg:height="25.392cm" xlink:href=".." xlink:type="simple" chart:class="chart:bar" chart:style-name="ch1">
        <chart:legend svg:x="19.981cm" svg:y="24.154cm" style:legend-expansion="custom" chartooo:width="22.529cm" chartooo:height="1.031cm" style:legend-expansion-aspect-ratio="21.8516003879728" chart:style-name="ch2"/>
        <chart:plot-area chart:style-name="ch3" table:cell-range-address="'Données '.D22:'Données '.D27 'Données '.K21:'Données '.R27" chart:data-source-has-labels="both" svg:x="0.315cm" svg:y="0.498cm" svg:width="63.621cm" svg:height="23.045cm">
          <chartooo:coordinate-region svg:x="1.22cm" svg:y="1.699cm" svg:width="61.619cm" svg:height="21.135cm"/>
          <chart:axis chart:dimension="x" chart:name="primary-x" chart:style-name="ch4" chartooo:axis-type="auto">
            <chartooo:date-scale/>
            <chart:categories table:cell-range-address="'Données '.D22:'Données '.D27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Données '.O22:'Données '.O27" chart:label-cell-address="'Données '.O21:'Données '.O21" chart:class="chart:bar">
            <chart:data-point/>
          </chart:series>
          <chart:series chart:attached-axis="primary-y" chart:style-name="ch10" chart:values-cell-range-address="'Données '.P22:'Données '.P27" chart:label-cell-address="'Données '.P21:'Données '.P21" chart:class="chart:bar">
            <chart:data-point/>
          </chart:series>
          <chart:series chart:attached-axis="primary-y" chart:style-name="ch11" chart:values-cell-range-address="'Données '.Q22:'Données '.Q27" chart:label-cell-address="'Données '.Q21:'Données '.Q21" chart:class="chart:bar">
            <chart:data-point/>
          </chart:series>
          <chart:series chart:attached-axis="primary-y" chart:style-name="ch12" chart:values-cell-range-address="'Données '.R22:'Données '.R27" chart:label-cell-address="'Données '.R21:'Données '.R21" chart:class="chart:bar">
            <chart:data-point/>
          </chart:series>
          <chart:series chart:attached-axis="secondary-y" chart:style-name="ch13" chart:values-cell-range-address="'Données '.K22:'Données '.K27" chart:label-cell-address="'Données '.K21:'Données '.K21" chart:class="chart:bar">
            <chart:data-point/>
          </chart:series>
          <chart:series chart:attached-axis="secondary-y" chart:style-name="ch14" chart:values-cell-range-address="'Données '.L22:'Données '.L27" chart:label-cell-address="'Données '.L21:'Données '.L21" chart:class="chart:bar">
            <chart:data-point/>
          </chart:series>
          <chart:series chart:attached-axis="secondary-y" chart:style-name="ch15" chart:values-cell-range-address="'Données '.M22:'Données '.M27" chart:label-cell-address="'Données '.M21:'Données '.M21" chart:class="chart:bar">
            <chart:data-point/>
          </chart:series>
          <chart:series chart:attached-axis="primary-y" chart:style-name="ch16" chart:values-cell-range-address="'Données '.N22:'Données '.N27" chart:label-cell-address="'Données '.N21:'Données '.N21" chart:class="chart:line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OK</text:p>
                <draw:g>
                  <svg:desc>'Données '.O21:'Données '.O21</svg:desc>
                </draw:g>
              </table:table-cell>
              <table:table-cell office:value-type="string">
                <text:p>% KO</text:p>
                <draw:g>
                  <svg:desc>'Données '.P21:'Données '.P21</svg:desc>
                </draw:g>
              </table:table-cell>
              <table:table-cell office:value-type="string">
                <text:p>% Non Testable</text:p>
                <draw:g>
                  <svg:desc>'Données '.Q21:'Données '.Q21</svg:desc>
                </draw:g>
              </table:table-cell>
              <table:table-cell office:value-type="string">
                <text:p>% Non Exécuté</text:p>
                <draw:g>
                  <svg:desc>'Données '.R21:'Données '.R21</svg:desc>
                </draw:g>
              </table:table-cell>
              <table:table-cell office:value-type="string">
                <text:p>Bloquantes</text:p>
                <draw:g>
                  <svg:desc>'Données '.K21:'Données '.K21</svg:desc>
                </draw:g>
              </table:table-cell>
              <table:table-cell office:value-type="string">
                <text:p>Majeures</text:p>
                <draw:g>
                  <svg:desc>'Données '.L21:'Données '.L21</svg:desc>
                </draw:g>
              </table:table-cell>
              <table:table-cell office:value-type="string">
                <text:p>Mineures</text:p>
                <draw:g>
                  <svg:desc>'Données '.M21:'Données '.M21</svg:desc>
                </draw:g>
              </table:table-cell>
              <table:table-cell office:value-type="string">
                <text:p>Objectif</text:p>
                <draw:g>
                  <svg:desc>'Données '.N21:'Données '.N2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data-label-number="value" chart:data-label-text="true" chart:data-label-symbol="false"/>
    </style:style>
    <style:style style:name="ch3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28pt" style:font-size-asian="28pt" style:font-size-complex="28pt"/>
    </style:style>
    <style:style style:name="ch4" style:family="chart" style:data-style-name="N801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28pt" style:font-size-asian="28pt" style:font-size-complex="28pt"/>
    </style:style>
    <style:style style:name="ch5" style:family="chart" style:data-style-name="N8010">
      <style:chart-properties chart:data-label-number="value" chart:data-label-text="true" chart:data-label-symbol="false" chart:label-position="inside">
        <chart:label-separator>
          <text:p><text:line-break/></text:p>
        </chart:label-separator>
      </style:chart-properties>
      <style:graphic-properties draw:stroke="none" draw:fill-color="#4f81bd"/>
      <style:text-properties fo:color="#000000" fo:font-family="Calibri" fo:font-size="20pt" style:font-size-asian="20pt" style:font-size-complex="20pt"/>
    </style:style>
    <style:style style:name="ch6" style:family="chart">
      <style:chart-properties chart:solid-type="cuboid" chart:label-position="avoid-overlap"/>
      <style:graphic-properties draw:stroke="solid" svg:stroke-width="0.053cm" svg:stroke-color="#ffffff" draw:fill-color="#00b050"/>
    </style:style>
    <style:style style:name="ch7" style:family="chart">
      <style:chart-properties chart:solid-type="cuboid"/>
      <style:graphic-properties draw:stroke="solid" svg:stroke-width="0.053cm" svg:stroke-color="#ffffff" draw:fill-color="#f2f2f2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075cm" svg:height="18.463cm" xlink:href=".." xlink:type="simple" chart:class="chart:circle" chart:style-name="ch1">
        <chart:plot-area chart:style-name="ch2" table:cell-range-address="'Données '.D73:'Données '.D74 'Données '.F73:'Données '.F74" chart:data-source-has-labels="both" svg:x="0.461cm" svg:y="1.242cm" svg:width="22.153cm" svg:height="16.852cm">
          <chartooo:coordinate-region svg:x="4.075cm" svg:y="1.243cm" svg:width="15.075cm" svg:height="15.075cm"/>
          <chart:axis chart:dimension="x" chart:name="primary-x" chart:style-name="ch3" chartooo:axis-type="text">
            <chart:categories table:cell-range-address="'Données '.D73:'Données '.D74"/>
          </chart:axis>
          <chart:axis chart:dimension="y" chart:name="primary-y" chart:style-name="ch4"/>
          <chart:series chart:style-name="ch5" chart:values-cell-range-address="'Données '.F73:'Données '.F74" chart:label-cell-address="'Données '.D73:'Données '.D73" chart:class="chart:circle"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ormes</text:p>
                <draw:g>
                  <svg:desc>'Données '.D73:'Données '.D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formes</text:p>
                <draw:g>
                  <svg:desc>'Données '.D73:'Données '.D74</svg:desc>
                </draw:g>
              </table:table-cell>
              <table:table-cell office:value-type="float" office:value="0.909090909090909">
                <text:p>0.909090909090909</text:p>
                <draw:g>
                  <svg:desc>'Données '.F73:'Données '.F74</svg:desc>
                </draw:g>
              </table:table-cell>
            </table:table-row>
            <table:table-row>
              <table:table-cell office:value-type="string">
                <text:p>Non conformes</text:p>
              </table:table-cell>
              <table:table-cell office:value-type="float" office:value="0.0909090909090909">
                <text:p>0.09090909090909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data-label-number="percentage" chart:data-label-text="true" chart:data-label-symbol="false"/>
    </style:style>
    <style:style style:name="ch3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4" style:family="chart" style:data-style-name="N801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8010">
      <style:chart-properties chart:data-label-number="percentage" chart:data-label-text="tru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6pt" style:font-size-asian="16pt" style:font-size-complex="16pt"/>
    </style:style>
    <style:style style:name="ch6" style:family="chart">
      <style:chart-properties chart:solid-type="cuboid"/>
      <style:graphic-properties draw:stroke="solid" svg:stroke-width="0.053cm" svg:stroke-color="#ffffff" draw:fill-color="#92d050"/>
    </style:style>
    <style:style style:name="ch7" style:family="chart">
      <style:chart-properties chart:solid-type="cuboid"/>
      <style:graphic-properties draw:stroke="solid" svg:stroke-width="0.053cm" svg:stroke-color="#ffffff" draw:fill-color="#95b3d7"/>
    </style:style>
    <style:style style:name="ch8" style:family="chart">
      <style:chart-properties chart:solid-type="cuboid"/>
      <style:graphic-properties draw:stroke="solid" svg:stroke-width="0.053cm" svg:stroke-color="#ffffff" draw:fill-color="#f2f2f2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4.494cm" svg:height="18.454cm" xlink:href=".." xlink:type="simple" chart:class="chart:ring" chart:style-name="ch1">
        <chart:plot-area chart:style-name="ch2" table:cell-range-address="'Données '.D92:'Données '.D92 'Données '.D94:'Données '.D95 'Données '.F92:'Données '.F92 'Données '.F94:'Données '.F95" chart:data-source-has-labels="column" svg:x="0.489cm" svg:y="1.242cm" svg:width="23.516cm" svg:height="16.843cm">
          <chartooo:coordinate-region svg:x="3.826cm" svg:y="1.243cm" svg:width="16.842cm" svg:height="16.842cm"/>
          <chart:axis chart:dimension="x" chart:name="primary-x" chart:style-name="ch3" chartooo:axis-type="text">
            <chart:categories table:cell-range-address="'Données '.D92:'Données '.D92 'Données '.D94:'Données '.D95"/>
          </chart:axis>
          <chart:axis chart:dimension="y" chart:name="primary-y" chart:style-name="ch4"/>
          <chart:series chart:style-name="ch5" chart:values-cell-range-address="'Données '.F92:'Données '.F92 'Données '.F94:'Données '.F95" chart:class="chart:circle"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 Colonne F</text:p>
              </table:table-cell>
            </table:table-row>
          </table:table-header-rows>
          <table:table-rows>
            <table:table-row>
              <table:table-cell office:value-type="string">
                <text:p>OK</text:p>
                <draw:g>
                  <svg:desc>'Données '.D92:'Données '.D92 'Données '.D94:'Données '.D95</svg:desc>
                </draw:g>
              </table:table-cell>
              <table:table-cell office:value-type="float" office:value="1">
                <text:p>1</text:p>
                <draw:g>
                  <svg:desc>'Données '.F92:'Données '.F92 'Données '.F94:'Données '.F95</svg:desc>
                </draw:g>
              </table:table-cell>
            </table:table-row>
            <table:table-row>
              <table:table-cell office:value-type="string">
                <text:p>Testé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 tes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fo:font-family="Calibri" fo:font-size="14pt" style:font-size-asian="14pt" style:font-size-complex="14pt"/>
    </style:style>
    <style:style style:name="ch3" style:family="chart">
      <style:chart-properties chart:percentage="true" chart:symbol-type="automatic" chart:include-hidden-cells="false" chart:treat-empty-cells="leave-gap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d9d9d9"/>
      <style:text-properties fo:color="#000000" fo:font-family="Calibri" fo:font-size="14pt" style:font-size-asian="14pt" style:font-size-complex="14pt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4pt" style:font-size-asian="14pt" style:font-size-complex="14pt"/>
    </style:style>
    <style:style style:name="ch6" style:family="chart" style:data-style-name="N8010">
      <style:chart-properties chart:display-label="true" chart:tick-marks-major-inner="false" chart:tick-marks-major-outer="false" chart:logarithmic="false" chart:gap-width="55" chart:overlap="100" chart:reverse-direction="false" text:line-break="false" chart:axis-position="0" chart:tick-mark-position="at-axis" style:rotation-angle="280"/>
      <style:graphic-properties draw:stroke="none" svg:stroke-width="0.026cm" svg:stroke-color="#b3b3b3"/>
      <style:text-properties fo:color="#000000" fo:font-family="Calibri" fo:font-size="14pt" style:font-size-asian="14pt" style:font-size-complex="14pt"/>
    </style:style>
    <style:style style:name="ch7" style:family="chart">
      <style:graphic-properties svg:stroke-width="0.026cm" svg:stroke-color="#d9d9d9"/>
    </style:style>
    <style:style style:name="ch8" style:family="chart" style:data-style-name="N8010">
      <style:chart-properties chart:display-label="true" chart:logarithmic="false" chart:maximum="20" chart:gap-width="55" chart:overlap="100" chart:reverse-direction="false" text:line-break="false" chart:axis-position="end" chart:tick-mark-position="at-axis" style:rotation-angle="280"/>
      <style:graphic-properties draw:stroke="none" svg:stroke-width="0.026cm" svg:stroke-color="#b3b3b3"/>
      <style:text-properties fo:color="#000000" fo:font-family="Calibri" fo:font-size="14pt" style:font-size-asian="14pt" style:font-size-complex="14pt"/>
    </style:style>
    <style:style style:name="ch9" style:family="chart" style:data-style-name="N8010">
      <style:chart-properties chart:symbol-type="automatic" chart:symbol-width="0.359cm" chart:symbol-height="0.359cm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92d050"/>
      <style:text-properties fo:color="#000000" fo:font-family="Calibri" fo:font-size="14pt" style:font-size-asian="14pt" style:font-size-complex="14pt"/>
    </style:style>
    <style:style style:name="ch10" style:family="chart" style:data-style-name="N8010">
      <style:chart-properties chart:symbol-type="automatic" chart:symbol-width="0.359cm" chart:symbol-height="0.359cm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e6b9b8"/>
      <style:text-properties fo:color="#000000" fo:font-family="Calibri" fo:font-size="14pt" style:font-size-asian="14pt" style:font-size-complex="14pt"/>
    </style:style>
    <style:style style:name="ch11" style:family="chart" style:data-style-name="N8010">
      <style:chart-properties chart:symbol-type="automatic" chart:symbol-width="0.359cm" chart:symbol-height="0.359cm"/>
      <style:graphic-properties draw:stroke="none" draw:fill-color="#f79646"/>
      <style:text-properties fo:font-size="10pt" style:font-size-asian="10pt" style:font-size-complex="10pt"/>
    </style:style>
    <style:style style:name="ch12" style:family="chart" style:data-style-name="N8010">
      <style:chart-properties chart:symbol-type="automatic" chart:symbol-width="0.359cm" chart:symbol-height="0.359cm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dbeef4"/>
      <style:text-properties fo:color="#000000" fo:font-family="Calibri" fo:font-size="14pt" style:font-size-asian="14pt" style:font-size-complex="14pt"/>
    </style:style>
    <style:style style:name="ch13" style:family="chart" style:data-style-name="N0">
      <style:chart-properties chart:symbol-type="automatic" chart:symbol-width="0.359cm" chart:symbol-height="0.359cm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-color="#ff0000"/>
      <style:text-properties fo:color="#000000" fo:font-family="Calibri" fo:font-size="14pt" style:font-size-asian="14pt" style:font-size-complex="14pt"/>
    </style:style>
    <style:style style:name="ch14" style:family="chart" style:data-style-name="N8000">
      <style:chart-properties chart:symbol-type="automatic" chart:symbol-width="0.359cm" chart:symbol-height="0.359cm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-color="#ff9900"/>
      <style:text-properties fo:color="#000000" fo:font-family="Calibri" fo:font-size="14pt" style:font-size-asian="14pt" style:font-size-complex="14pt"/>
    </style:style>
    <style:style style:name="ch15" style:family="chart" style:data-style-name="N8000">
      <style:chart-properties chart:symbol-type="automatic" chart:symbol-width="0.359cm" chart:symbol-height="0.359cm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-color="#8eb4e3"/>
      <style:text-properties fo:color="#000000" fo:font-family="Calibri" fo:font-size="14pt" style:font-size-asian="14pt" style:font-size-complex="14pt"/>
    </style:style>
    <style:style style:name="ch16" style:family="chart" style:data-style-name="N8010">
      <style:chart-properties chart:symbol-type="named-symbol" chart:symbol-name="horizontal-bar" chart:symbol-width="2.187cm" chart:symbol-height="2.187cm"/>
      <style:graphic-properties draw:stroke="none" svg:stroke-width="0.079cm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53.161cm" svg:height="17.978cm" xlink:href=".." xlink:type="simple" chart:class="chart:bar" chart:style-name="ch1">
        <chart:legend svg:x="16.681cm" svg:y="17.101cm" style:legend-expansion="custom" chartooo:width="18.808cm" chartooo:height="0.73cm" style:legend-expansion-aspect-ratio="25.7643835616438" chart:style-name="ch2"/>
        <chart:plot-area chart:style-name="ch3" table:cell-range-address="'Données '.D22:'Données '.D31 'Données '.K21:'Données '.R32" chart:data-source-has-labels="both" svg:x="0.114cm" svg:y="0.002cm" svg:width="53.445cm" svg:height="16.873cm">
          <chartooo:coordinate-region svg:x="1.019cm" svg:y="1.203cm" svg:width="51.443cm" svg:height="14.963cm"/>
          <chart:axis chart:dimension="x" chart:name="primary-x" chart:style-name="ch4" chartooo:axis-type="auto">
            <chartooo:date-scale/>
            <chart:categories table:cell-range-address="'Données '.D22:'Données '.D31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Données '.O22:'Données '.O32" chart:label-cell-address="'Données '.O21:'Données '.O21" chart:class="chart:bar">
            <chart:data-point chart:repeated="2"/>
          </chart:series>
          <chart:series chart:attached-axis="primary-y" chart:style-name="ch10" chart:values-cell-range-address="'Données '.P22:'Données '.P32" chart:label-cell-address="'Données '.P21:'Données '.P21" chart:class="chart:bar">
            <chart:data-point chart:repeated="2"/>
          </chart:series>
          <chart:series chart:attached-axis="primary-y" chart:style-name="ch11" chart:values-cell-range-address="'Données '.Q22:'Données '.Q32" chart:label-cell-address="'Données '.Q21:'Données '.Q21" chart:class="chart:bar">
            <chart:data-point chart:repeated="2"/>
          </chart:series>
          <chart:series chart:attached-axis="primary-y" chart:style-name="ch12" chart:values-cell-range-address="'Données '.R22:'Données '.R32" chart:label-cell-address="'Données '.R21:'Données '.R21" chart:class="chart:bar">
            <chart:data-point chart:repeated="2"/>
          </chart:series>
          <chart:series chart:attached-axis="secondary-y" chart:style-name="ch13" chart:values-cell-range-address="'Données '.K22:'Données '.K32" chart:label-cell-address="'Données '.K21:'Données '.K21" chart:class="chart:bar">
            <chart:data-point chart:repeated="2"/>
          </chart:series>
          <chart:series chart:attached-axis="secondary-y" chart:style-name="ch14" chart:values-cell-range-address="'Données '.L22:'Données '.L32" chart:label-cell-address="'Données '.L21:'Données '.L21" chart:class="chart:bar">
            <chart:data-point chart:repeated="2"/>
          </chart:series>
          <chart:series chart:attached-axis="secondary-y" chart:style-name="ch15" chart:values-cell-range-address="'Données '.M22:'Données '.M32" chart:label-cell-address="'Données '.M21:'Données '.M21" chart:class="chart:bar">
            <chart:data-point chart:repeated="2"/>
          </chart:series>
          <chart:series chart:attached-axis="primary-y" chart:style-name="ch16" chart:values-cell-range-address="'Données '.N22:'Données '.N32" chart:label-cell-address="'Données '.N21:'Données '.N21" chart:class="chart:line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OK</text:p>
                <draw:g>
                  <svg:desc>'Données '.O21:'Données '.O21</svg:desc>
                </draw:g>
              </table:table-cell>
              <table:table-cell office:value-type="string">
                <text:p>% KO</text:p>
                <draw:g>
                  <svg:desc>'Données '.P21:'Données '.P21</svg:desc>
                </draw:g>
              </table:table-cell>
              <table:table-cell office:value-type="string">
                <text:p>% Non Testable</text:p>
                <draw:g>
                  <svg:desc>'Données '.Q21:'Données '.Q21</svg:desc>
                </draw:g>
              </table:table-cell>
              <table:table-cell office:value-type="string">
                <text:p>% Non Exécuté</text:p>
                <draw:g>
                  <svg:desc>'Données '.R21:'Données '.R21</svg:desc>
                </draw:g>
              </table:table-cell>
              <table:table-cell office:value-type="string">
                <text:p>Bloquantes</text:p>
                <draw:g>
                  <svg:desc>'Données '.K21:'Données '.K21</svg:desc>
                </draw:g>
              </table:table-cell>
              <table:table-cell office:value-type="string">
                <text:p>Majeures</text:p>
                <draw:g>
                  <svg:desc>'Données '.L21:'Données '.L21</svg:desc>
                </draw:g>
              </table:table-cell>
              <table:table-cell office:value-type="string">
                <text:p>Mineures</text:p>
                <draw:g>
                  <svg:desc>'Données '.M21:'Données '.M21</svg:desc>
                </draw:g>
              </table:table-cell>
              <table:table-cell office:value-type="string">
                <text:p>Objectif</text:p>
                <draw:g>
                  <svg:desc>'Données '.N21:'Données '.N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ire une demande de réservation</text:p>
                <draw:g>
                  <svg:desc>'Données '.D22:'Données '.D31</svg:desc>
                </draw:g>
              </table:table-cell>
              <table:table-cell office:value-type="float" office:value="1">
                <text:p>1</text:p>
                <draw:g>
                  <svg:desc>'Données '.O22:'Données '.O32</svg:desc>
                </draw:g>
              </table:table-cell>
              <table:table-cell office:value-type="float" office:value="0">
                <text:p>0</text:p>
                <draw:g>
                  <svg:desc>'Données '.P22:'Données '.P32</svg:desc>
                </draw:g>
              </table:table-cell>
              <table:table-cell office:value-type="float" office:value="0">
                <text:p>0</text:p>
                <draw:g>
                  <svg:desc>'Données '.Q22:'Données '.Q32</svg:desc>
                </draw:g>
              </table:table-cell>
              <table:table-cell office:value-type="float" office:value="0">
                <text:p>0</text:p>
                <draw:g>
                  <svg:desc>'Données '.R22:'Données '.R32</svg:desc>
                </draw:g>
              </table:table-cell>
              <table:table-cell office:value-type="float" office:value="NaN">
                <text:p>NaN</text:p>
                <draw:g>
                  <svg:desc>'Données '.K22:'Données '.K32</svg:desc>
                </draw:g>
              </table:table-cell>
              <table:table-cell office:value-type="float" office:value="NaN">
                <text:p>NaN</text:p>
                <draw:g>
                  <svg:desc>'Données '.L22:'Données '.L32</svg:desc>
                </draw:g>
              </table:table-cell>
              <table:table-cell office:value-type="float" office:value="1">
                <text:p>1</text:p>
                <draw:g>
                  <svg:desc>'Données '.M22:'Données '.M32</svg:desc>
                </draw:g>
              </table:table-cell>
              <table:table-cell office:value-type="float" office:value="1">
                <text:p>1</text:p>
                <draw:g>
                  <svg:desc>'Données '.N22:'Données '.N32</svg:desc>
                </draw:g>
              </table:table-cell>
            </table:table-row>
            <table:table-row>
              <table:table-cell office:value-type="string"/>
              <table:table-cell office:value-type="float" office:value="0.857142857142857">
                <text:p>0.85714285714285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28pt" style:font-size-asian="28pt" style:font-size-complex="28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true" chart:data-label-symbol="false"/>
    </style:style>
    <style:style style:name="ch4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28pt" style:font-size-asian="28pt" style:font-size-complex="28pt"/>
    </style:style>
    <style:style style:name="ch5" style:family="chart" style:data-style-name="N801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28pt" style:font-size-asian="28pt" style:font-size-complex="28pt"/>
    </style:style>
    <style:style style:name="ch6" style:family="chart" style:data-style-name="N8010">
      <style:chart-properties chart:data-label-number="value" chart:data-label-text="true" chart:data-label-symbol="false" chart:label-position="inside">
        <chart:label-separator>
          <text:p><text:line-break/></text:p>
        </chart:label-separator>
      </style:chart-properties>
      <style:graphic-properties draw:stroke="none" draw:fill-color="#4f81bd"/>
      <style:text-properties fo:color="#000000" fo:font-family="Calibri" fo:font-size="28pt" style:font-size-asian="28pt" style:font-size-complex="28pt"/>
    </style:style>
    <style:style style:name="ch7" style:family="chart">
      <style:chart-properties chart:solid-type="cuboid" chart:label-position="avoid-overlap"/>
      <style:graphic-properties draw:stroke="solid" svg:stroke-width="0.053cm" svg:stroke-color="#ffffff" draw:fill-color="#00b050"/>
    </style:style>
    <style:style style:name="ch8" style:family="chart">
      <style:chart-properties chart:solid-type="cuboid"/>
      <style:graphic-properties draw:stroke="solid" svg:stroke-width="0.053cm" svg:stroke-color="#ffffff" draw:fill-color="#f2f2f2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4.556cm" svg:height="18.147cm" xlink:href=".." xlink:type="simple" chart:class="chart:circle" chart:style-name="ch1">
        <chart:legend chart:legend-position="bottom" svg:x="5.564cm" svg:y="16.376cm" style:legend-expansion="wide" chart:style-name="ch2"/>
        <chart:plot-area chart:style-name="ch3" table:cell-range-address="'Données '.D73:'Données '.D74 'Données '.F73:'Données '.F74" chart:data-source-has-labels="both" svg:x="0.491cm" svg:y="1.221cm" svg:width="23.574cm" svg:height="14.793cm">
          <chartooo:coordinate-region svg:x="6.495cm" svg:y="1.222cm" svg:width="12.366cm" svg:height="12.366cm"/>
          <chart:axis chart:dimension="x" chart:name="primary-x" chart:style-name="ch4" chartooo:axis-type="text">
            <chart:categories table:cell-range-address="'Données '.D73:'Données '.D74"/>
          </chart:axis>
          <chart:axis chart:dimension="y" chart:name="primary-y" chart:style-name="ch5"/>
          <chart:series chart:style-name="ch6" chart:values-cell-range-address="'Données '.F73:'Données '.F74" chart:label-cell-address="'Données '.D73:'Données '.D73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ormes</text:p>
                <draw:g>
                  <svg:desc>'Données '.D73:'Données '.D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formes</text:p>
                <draw:g>
                  <svg:desc>'Données '.D73:'Données '.D74</svg:desc>
                </draw:g>
              </table:table-cell>
              <table:table-cell office:value-type="float" office:value="0.909090909090909">
                <text:p>0.909090909090909</text:p>
                <draw:g>
                  <svg:desc>'Données '.F73:'Données '.F74</svg:desc>
                </draw:g>
              </table:table-cell>
            </table:table-row>
            <table:table-row>
              <table:table-cell office:value-type="string">
                <text:p>Non conformes</text:p>
              </table:table-cell>
              <table:table-cell office:value-type="float" office:value="0.0909090909090909">
                <text:p>0.09090909090909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 chart:data-label-number="percentage" chart:data-label-text="true" chart:data-label-symbol="false"/>
    </style:style>
    <style:style style:name="ch4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10">
      <style:chart-properties chart:data-label-number="percentage" chart:data-label-text="tru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6pt" style:font-size-asian="16pt" style:font-size-complex="16pt"/>
    </style:style>
    <style:style style:name="ch7" style:family="chart">
      <style:chart-properties chart:solid-type="cuboid"/>
      <style:graphic-properties draw:stroke="solid" svg:stroke-width="0.053cm" svg:stroke-color="#ffffff" draw:fill-color="#92d050"/>
    </style:style>
    <style:style style:name="ch8" style:family="chart">
      <style:chart-properties chart:solid-type="cuboid"/>
      <style:graphic-properties draw:stroke="solid" svg:stroke-width="0.053cm" svg:stroke-color="#ffffff" draw:fill-color="#dce6f2"/>
    </style:style>
    <style:style style:name="ch9" style:family="chart">
      <style:chart-properties chart:solid-type="cuboid"/>
      <style:graphic-properties draw:stroke="solid" svg:stroke-width="0.053cm" svg:stroke-color="#ffffff" draw:fill-color="#f2f2f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556cm" svg:height="22.062cm" xlink:href=".." xlink:type="simple" chart:class="chart:ring" chart:style-name="ch1">
        <chart:legend chart:legend-position="end" svg:x="22.735cm" svg:y="10.274cm" style:legend-expansion="high" chart:style-name="ch2"/>
        <chart:plot-area chart:style-name="ch3" table:cell-range-address="'Données '.D92:'Données '.D92 'Données '.D94:'Données '.D95 'Données '.F92:'Données '.F92 'Données '.F94:'Données '.F95" chart:data-source-has-labels="column" svg:x="0.491cm" svg:y="1.458cm" svg:width="21.753cm" svg:height="20.163cm">
          <chartooo:coordinate-region svg:x="1.286cm" svg:y="1.459cm" svg:width="20.162cm" svg:height="20.162cm"/>
          <chart:axis chart:dimension="x" chart:name="primary-x" chart:style-name="ch4" chartooo:axis-type="text">
            <chart:categories table:cell-range-address="'Données '.D92:'Données '.D92 'Données '.D94:'Données '.D95"/>
          </chart:axis>
          <chart:axis chart:dimension="y" chart:name="primary-y" chart:style-name="ch5"/>
          <chart:series chart:style-name="ch6" chart:values-cell-range-address="'Données '.F92:'Données '.F92 'Données '.F94:'Données '.F95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 Colonne F</text:p>
              </table:table-cell>
            </table:table-row>
          </table:table-header-rows>
          <table:table-rows>
            <table:table-row>
              <table:table-cell office:value-type="string">
                <text:p>OK</text:p>
                <draw:g>
                  <svg:desc>'Données '.D92:'Données '.D92 'Données '.D94:'Données '.D95</svg:desc>
                </draw:g>
              </table:table-cell>
              <table:table-cell office:value-type="float" office:value="1">
                <text:p>1</text:p>
                <draw:g>
                  <svg:desc>'Données '.F92:'Données '.F92 'Données '.F94:'Données '.F95</svg:desc>
                </draw:g>
              </table:table-cell>
            </table:table-row>
            <table:table-row>
              <table:table-cell office:value-type="string">
                <text:p>Testé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 tes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